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431in" style:rel-column-width="4338*"/>
    </style:style>
    <style:style style:name="Table1.B" style:family="table-column">
      <style:table-column-properties style:column-width="2.234in" style:rel-column-width="21874*"/>
    </style:style>
    <style:style style:name="Table1.C" style:family="table-column">
      <style:table-column-properties style:column-width="1.3382in" style:rel-column-width="13102*"/>
    </style:style>
    <style:style style:name="Table1.D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e1a2a" officeooo:paragraph-rsid="000e1a2a" style:font-size-asian="12.1999998092651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e1a2a" officeooo:paragraph-rsid="000e1a2a" style:font-size-asian="12.1999998092651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rsid="000e1a2a" officeooo:paragraph-rsid="000e1a2a" style:font-size-asian="12.1999998092651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40ec" officeooo:paragraph-rsid="000f40ec" style:font-size-asian="12.1999998092651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c3bf3" officeooo:paragraph-rsid="001c3bf3" style:font-size-asian="12.1999998092651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20f2fd" officeooo:paragraph-rsid="0020f2fd" style:font-size-asian="12.1999998092651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0f40ec" officeooo:paragraph-rsid="000f40ec" style:font-size-asian="12.1999998092651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5ca14" officeooo:paragraph-rsid="0015ca14" style:font-size-asian="12.1999998092651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9be38" officeooo:paragraph-rsid="001ac5a4" style:font-size-asian="12.1999998092651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5ca14"/>
    </style:style>
    <style:style style:name="P11" style:family="paragraph" style:parent-style-name="Standard">
      <style:paragraph-properties fo:text-align="start" style:justify-single-word="false"/>
      <style:text-properties officeooo:paragraph-rsid="000f40ec"/>
    </style:style>
    <style:style style:name="P12" style:family="paragraph" style:parent-style-name="Standard">
      <style:paragraph-properties fo:text-align="start" style:justify-single-word="false"/>
      <style:text-properties officeooo:paragraph-rsid="001ac5a4"/>
    </style:style>
    <style:style style:name="P13" style:family="paragraph" style:parent-style-name="Standard">
      <style:paragraph-properties fo:text-align="center" style:justify-single-word="false"/>
      <style:text-properties officeooo:paragraph-rsid="000e1a2a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fo:language="uk" fo:country="UA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ru" fo:country="RU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language="uk" fo:country="UA" fo:font-weight="bold" officeooo:rsid="0018731e" officeooo:paragraph-rsid="0018731e" style:font-size-asian="12pt" style:font-weight-asian="bold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0" style:family="paragraph" style:parent-style-name="HTML_20_Preformatted">
      <style:text-properties fo:color="#000000" style:font-name="Times New Roman" fo:font-size="11pt" fo:language="uk" fo:country="UA" style:font-size-asian="11pt" style:font-name-complex="Calibri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40ec" officeooo:paragraph-rsid="000f40ec" style:font-size-asian="12.1999998092651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9be38" officeooo:paragraph-rsid="00225022" style:font-size-asian="12.1999998092651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bcc1a" officeooo:paragraph-rsid="00225022" style:font-size-asian="12.1999998092651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bcc1a" officeooo:paragraph-rsid="0015ca14" style:font-size-asian="12.1999998092651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2087a2" officeooo:paragraph-rsid="002087a2" style:font-size-asian="12.1999998092651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0f40ec" officeooo:paragraph-rsid="000f40ec" style:font-size-asian="12.1999998092651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2bcac" officeooo:paragraph-rsid="001e94e6" style:font-size-asian="12.1999998092651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2bcac" officeooo:paragraph-rsid="00239cb6" style:font-size-asian="12.1999998092651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2087a2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c3bf3" officeooo:paragraph-rsid="00239cb6" fo:background-color="#ffffff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c3bf3" officeooo:paragraph-rsid="00239cb6" fo:background-color="#fffff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5ca1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da8e"/>
    </style:style>
    <style:style style:name="T4" style:family="text">
      <style:text-properties style:text-underline-style="none" officeooo:rsid="002087a2"/>
    </style:style>
    <style:style style:name="T5" style:family="text">
      <style:text-properties style:text-underline-style="none" officeooo:rsid="00225022"/>
    </style:style>
    <style:style style:name="T6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40ec" style:font-size-asian="12.1999998092651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18731e" style:font-size-asian="12.1999998092651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15ca14" style:font-size-asian="12.1999998092651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Times New Roman" fo:font-size="14pt" fo:language="uk" fo:country="UA" fo:font-style="normal" style:text-underline-style="none" fo:font-weight="normal" officeooo:rsid="001ac5a4" style:font-size-asian="12.1999998092651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fo:font-size="14pt" fo:language="uk" fo:country="UA" fo:font-style="normal" style:text-underline-style="none" fo:font-weight="normal" officeooo:rsid="0019be38" style:font-size-asian="12.1999998092651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language="uk" fo:country="UA" fo:font-style="normal" style:text-underline-style="none" fo:font-weight="normal" officeooo:rsid="002087a2" style:font-size-asian="12.1999998092651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 New Roman" fo:font-size="14pt" fo:language="uk" fo:country="UA" fo:font-style="normal" style:text-underline-style="none" fo:font-weight="normal" officeooo:rsid="000f40ec" style:font-size-asian="12.1999998092651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language="uk" fo:country="UA" fo:font-style="normal" style:text-underline-style="none" fo:font-weight="normal" officeooo:rsid="00225022" style:font-size-asian="12.1999998092651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language="uk" fo:country="UA" fo:font-weight="bold" officeooo:rsid="000e1a2a" style:font-size-asian="12.1999998092651pt" style:font-weight-asian="bold" style:font-size-complex="14pt" style:font-weight-complex="bold"/>
    </style:style>
    <style:style style:name="T15" style:family="text">
      <style:text-properties style:font-name="Times New Roman" fo:font-size="14pt" fo:language="uk" fo:country="UA" fo:font-weight="bold" officeooo:rsid="002087a2" style:font-size-asian="12.1999998092651pt" style:font-weight-asian="bold" style:font-size-complex="14pt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style:font-name="JetBrains Mono" fo:font-size="10pt" style:font-size-asian="10pt"/>
    </style:style>
    <style:style style:name="T18" style:family="text">
      <style:text-properties fo:color="#000000" style:font-name="JetBrains Mono" fo:font-size="10pt" style:font-size-asian="10pt"/>
    </style:style>
    <style:style style:name="T19" style:family="text">
      <style:text-properties fo:color="#000000" style:font-name="JetBrains Mono" fo:font-size="10pt" fo:background-color="#99ccff" loext:char-shading-value="0" style:font-size-asian="10pt"/>
    </style:style>
    <style:style style:name="T20" style:family="text">
      <style:text-properties fo:color="#000000" style:font-name="JetBrains Mono" fo:font-size="10pt" officeooo:rsid="0020f2fd" fo:background-color="#99ccff" loext:char-shading-value="0" style:font-size-asian="10pt"/>
    </style:style>
    <style:style style:name="T21" style:family="text">
      <style:text-properties fo:color="#000000" style:font-name="JetBrains Mono" fo:font-size="10pt" officeooo:rsid="00239cb6" fo:background-color="#99ccff" loext:char-shading-value="0" style:font-size-asian="10pt"/>
    </style:style>
    <style:style style:name="T22" style:family="text">
      <style:text-properties fo:color="#000000" fo:font-size="10pt" fo:background-color="#99ccff" loext:char-shading-value="0" style:font-size-asian="10pt"/>
    </style:style>
    <style:style style:name="T23" style:family="text">
      <style:text-properties fo:color="#000000" fo:font-size="10pt" officeooo:rsid="0020f2fd" fo:background-color="#99ccff" loext:char-shading-value="0" style:font-size-asian="10pt"/>
    </style:style>
    <style:style style:name="T24" style:family="text">
      <style:text-properties fo:color="#000000" fo:font-size="10pt" officeooo:rsid="00239cb6" fo:background-color="#99ccff" loext:char-shading-value="0" style:font-size-asian="10pt"/>
    </style:style>
    <style:style style:name="T25" style:family="text">
      <style:text-properties fo:color="#000000" fo:background-color="#99ccff" loext:char-shading-value="0"/>
    </style:style>
    <style:style style:name="T26" style:family="text">
      <style:text-properties fo:color="#000000" officeooo:rsid="0020f2fd" fo:background-color="#99ccff" loext:char-shading-value="0"/>
    </style:style>
    <style:style style:name="T27" style:family="text">
      <style:text-properties fo:color="#000000" officeooo:rsid="00239cb6" fo:background-color="#99ccff" loext:char-shading-value="0"/>
    </style:style>
    <style:style style:name="T28" style:family="text">
      <style:text-properties fo:color="#000000" officeooo:rsid="0020f2fd"/>
    </style:style>
    <style:style style:name="T29" style:family="text">
      <style:text-properties fo:color="#000000" officeooo:rsid="00239cb6"/>
    </style:style>
    <style:style style:name="T30" style:family="text">
      <style:text-properties fo:color="#000000" officeooo:rsid="0023bb2d"/>
    </style:style>
    <style:style style:name="T31" style:family="text">
      <style:text-properties fo:language="ru" fo:country="RU" style:font-size-complex="12pt"/>
    </style:style>
    <style:style style:name="T32" style:family="text">
      <style:text-properties fo:language="ru" fo:country="RU" officeooo:rsid="0018731e" style:font-size-complex="12pt"/>
    </style:style>
    <style:style style:name="T33" style:family="text">
      <style:text-properties officeooo:rsid="001c3bf3"/>
    </style:style>
    <style:style style:name="T34" style:family="text">
      <style:text-properties fo:color="#0033b3" style:font-name="JetBrains Mono" fo:font-size="10pt" style:font-size-asian="10pt"/>
    </style:style>
    <style:style style:name="T35" style:family="text">
      <style:text-properties fo:color="#0033b3" style:font-name="JetBrains Mono" fo:font-size="10pt" officeooo:rsid="00239cb6" style:font-size-asian="10pt"/>
    </style:style>
    <style:style style:name="T36" style:family="text">
      <style:text-properties fo:color="#080808" style:font-name="JetBrains Mono" fo:font-size="10pt" style:font-size-asian="10pt"/>
    </style:style>
    <style:style style:name="T37" style:family="text">
      <style:text-properties fo:color="#8c8c8c" style:font-name="JetBrains Mono" fo:font-size="10pt" fo:font-style="italic" style:font-size-asian="10pt" style:font-style-asian="italic"/>
    </style:style>
    <style:style style:name="T38" style:family="text">
      <style:text-properties fo:color="#8c8c8c" style:font-name="JetBrains Mono" fo:font-size="10pt" fo:font-style="italic" fo:background-color="#99ccff" loext:char-shading-value="0" style:font-size-asian="10pt" style:font-style-asian="italic"/>
    </style:style>
    <style:style style:name="T39" style:family="text">
      <style:text-properties fo:color="#1750eb" style:font-name="JetBrains Mono" fo:font-size="10pt" style:font-size-asian="10pt"/>
    </style:style>
    <style:style style:name="T40" style:family="text">
      <style:text-properties fo:color="#00627a" style:font-name="JetBrains Mono" fo:font-size="10pt" style:font-size-asian="10pt"/>
    </style:style>
    <style:style style:name="T41" style:family="text">
      <style:text-properties fo:color="#067d17" style:font-name="JetBrains Mono" fo:font-size="10pt" style:font-size-asian="10pt"/>
    </style:style>
    <style:style style:name="T42" style:family="text">
      <style:text-properties fo:color="#0037a6" style:font-name="JetBrains Mono" fo:font-size="10pt" style:font-size-asian="10pt"/>
    </style:style>
    <style:style style:name="T43" style:family="text">
      <style:text-properties officeooo:rsid="002087a2"/>
    </style:style>
    <style:style style:name="T44" style:family="text">
      <style:text-properties officeooo:rsid="0020f2fd"/>
    </style:style>
    <style:style style:name="T45" style:family="text">
      <style:text-properties fo:color="#000080" style:font-name="JetBrains Mono" fo:font-size="10pt" fo:font-weight="bold" style:font-size-asian="10pt" style:font-weight-asian="bold"/>
    </style:style>
    <style:style style:name="T46" style:family="text">
      <style:text-properties fo:color="#808080" style:font-name="JetBrains Mono" fo:font-size="10pt" fo:font-style="italic" style:font-size-asian="10pt" style:font-style-asian="italic"/>
    </style:style>
    <style:style style:name="T47" style:family="text">
      <style:text-properties fo:color="#808080" style:font-name="JetBrains Mono" fo:font-size="10pt" style:font-size-asian="10pt"/>
    </style:style>
    <style:style style:name="T48" style:family="text">
      <style:text-properties fo:color="#660e7a" style:font-name="JetBrains Mono" fo:font-size="10pt" fo:font-style="italic" fo:font-weight="bold" style:font-size-asian="10pt" style:font-style-asian="italic" style:font-weight-asian="bold"/>
    </style:style>
    <style:style style:name="T49" style:family="text">
      <style:text-properties fo:color="#660e7a" style:font-name="JetBrains Mono" fo:font-size="10pt" fo:font-style="italic" style:font-size-asian="10pt" style:font-style-asian="italic"/>
    </style:style>
    <style:style style:name="T50" style:family="text">
      <style:text-properties fo:color="#660e7a" style:font-name="JetBrains Mono" fo:font-size="10pt" fo:font-weight="bold" style:font-size-asian="10pt" style:font-weight-asian="bold"/>
    </style:style>
    <style:style style:name="T51" style:family="text">
      <style:text-properties fo:color="#660e7a" style:font-name="JetBrains Mono" fo:font-size="10pt" style:font-size-asian="10pt"/>
    </style:style>
    <style:style style:name="T52" style:family="text">
      <style:text-properties fo:color="#0000ff" style:font-name="JetBrains Mono" fo:font-size="10pt" style:font-size-asian="10pt"/>
    </style:style>
    <style:style style:name="T53" style:family="text">
      <style:text-properties fo:color="#008000" style:font-name="JetBrains Mono" fo:font-size="10pt" fo:font-weight="bold" style:font-size-asian="10pt" style:font-weight-asian="bold"/>
    </style:style>
    <style:style style:name="T54" style:family="text">
      <style:text-properties fo:color="#295299" style:font-name="JetBrains Mono" fo:font-size="10pt" fo:font-weight="bold" style:font-size-asian="10pt" style:font-weight-asian="bold"/>
    </style:style>
    <style:style style:name="T55" style:family="text">
      <style:text-properties officeooo:rsid="00225022"/>
    </style:style>
    <style:style style:name="T56" style:family="text">
      <style:text-properties fo:color="#9e880d" style:font-name="JetBrains Mono" fo:font-size="10pt" style:font-size-asian="10pt"/>
    </style:style>
    <style:style style:name="T57" style:family="text">
      <style:text-properties fo:color="#008080" style:font-name="JetBrains Mono" fo:font-size="10pt" style:font-size-asian="10pt"/>
    </style:style>
    <style:style style:name="T58" style:family="text">
      <style:text-properties officeooo:rsid="00239cb6"/>
    </style:style>
    <style:style style:name="T59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іональний технічний університет України</text:p>
      <text:p text:style-name="P1">“Київський політехнічний інститут імені Ігоря Сікорчького“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снови паралельного програмування</text:p>
      <text:p text:style-name="P2">Лабораторна робота №<text:span text:style-name="T55">4</text:span></text:p>
      <text:p text:style-name="P13"><text:span text:style-name="T14">“</text:span><text:span text:style-name="T15">ПОТОКИ В БІБЛІОТЕЦІ WINАРІ</text:span><text:span text:style-name="T14">”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ла:</text:p>
      <text:p text:style-name="P3">студентка групи ІВ-81</text:p>
      <text:p text:style-name="P3">Дьяченко Т. С.</text:p>
      <text:p text:style-name="P3">Перевірив:</text:p>
      <text:p text:style-name="P3">Корочкін О.В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</text:p>
      <text:p text:style-name="P1">2020 р.</text:p>
      <text:p text:style-name="P11"><text:soft-page-break/><text:span text:style-name="T6">З</text:span><text:span text:style-name="T7">АВДАННЯ</text:span><text:span text:style-name="T6">:</text:span></text:p>
      <text:p text:style-name="P4"/>
      <text:p text:style-name="P29"><text:span text:style-name="T12">Р</text:span><text:span text:style-name="T11">озробити паралельну програму </text:span><text:span text:style-name="T13">з використання бібліотеки WINAPI</text:span><text:span text:style-name="T11">, що містить 3 паралельні потоки Т1, Т2 і Т3, кожен з яких реалізує ввід-вивід власних даних та обчислює відповідно вираз за формулою F1, F2, F3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ПІБ</text:p>
          </table:table-cell>
          <table:table-cell table:style-name="Table1.A1" office:value-type="string">
            <text:p text:style-name="P19">F1</text:p>
          </table:table-cell>
          <table:table-cell table:style-name="Table1.A1" office:value-type="string">
            <text:p text:style-name="P19">F2</text:p>
          </table:table-cell>
          <table:table-cell table:style-name="Table1.E1" office:value-type="string">
            <text:p text:style-name="P19">F2</text:p>
          </table:table-cell>
        </table:table-row>
        <table:table-row>
          <table:table-cell table:style-name="Table1.A2" office:value-type="string">
            <text:p text:style-name="P16">12</text:p>
          </table:table-cell>
          <table:table-cell table:style-name="Table1.A2" office:value-type="string">
            <text:p text:style-name="P20">Дьяченко Тетяна Сергіївна</text:p>
          </table:table-cell>
          <table:table-cell table:style-name="Table1.A2" office:value-type="string">
            <text:p text:style-name="P17">1.28</text:p>
          </table:table-cell>
          <table:table-cell table:style-name="Table1.A2" office:value-type="string">
            <text:p text:style-name="P14"><text:span text:style-name="T31"><text:s text:c="12"/></text:span><text:span text:style-name="T32">2</text:span><text:span text:style-name="T31">.16</text:span></text:p>
          </table:table-cell>
          <table:table-cell table:style-name="Table1.E2" office:value-type="string">
            <text:p text:style-name="P15"><text:span text:style-name="T32">3</text:span><text:span text:style-name="T31">.21</text:span></text:p>
          </table:table-cell>
        </table:table-row>
      </table:table>
      <text:p text:style-name="P4"/>
      <text:p text:style-name="P7"><text:tab/>F1: E = MAX(A)*(X+B*(MA*MD)+C)</text:p>
      <text:p text:style-name="P7"><text:tab/>F2: ML = SORT(TRANS(MF)*MK)</text:p>
      <text:p text:style-name="P7"><text:tab/>F3: S = SORT(O*MO)*(MS*MT)</text:p>
      <text:p text:style-name="P7"/>
      <text:p text:style-name="P10"><text:span text:style-name="T8">В</text:span><text:span text:style-name="T7">ИКОНАННЯ РОБОТИ</text:span><text:span text:style-name="T8">:</text:span></text:p>
      <text:p text:style-name="P8"/>
      <text:p text:style-name="P22"><text:span text:style-name="T3">В </text:span><text:span text:style-name="T2">ході виконання лабораторної роботи було розроблено паралельну програму на мові </text:span><text:span text:style-name="T4">C</text:span><text:span text:style-name="T5">++</text:span><text:span text:style-name="T2"> з використанням </text:span><text:span text:style-name="T5">бібліотеки WINAPI</text:span><text:span text:style-name="T2"> </text:span><text:span text:style-name="T4">та реалізації потокових функцій Thread_1, Thread_2, Thread_3, що визначають дії відповідно потоків Т1, Т2 та Т3</text:span><text:span text:style-name="T2">. <text:line-break/><text:line-break/>Також було створено клас Data, що містить усі функції, що необхідні для проведення обчислень. </text:span><text:span text:style-name="T5">Для цього було створено 2 файли: Data.h з об’явленням усіх функцій та Data.cpp, який містить реалізацію цих функцій.</text:span></text:p>
      <text:p text:style-name="P9"/>
      <text:p text:style-name="P12"><text:span text:style-name="T9">В </text:span><text:span text:style-name="T10">основн</text:span><text:span text:style-name="T9">ому</text:span><text:span text:style-name="T10"> </text:span><text:span text:style-name="T13">файлі</text:span><text:span text:style-name="T10"> </text:span><text:span text:style-name="T11">Lab</text:span><text:span text:style-name="T13">4.cpp</text:span><text:span text:style-name="T10"> створюється екземпляр Data для заданого N. </text:span><text:span text:style-name="T9">Також в </text:span><text:span text:style-name="T13">функції main файлу </text:span><text:span text:style-name="T11">Lab</text:span><text:span text:style-name="T13">4.cpp</text:span><text:span text:style-name="T9"> створюються </text:span><text:span text:style-name="T11">самі потоки Т1, Т2 і Т3,</text:span><text:span text:style-name="T9"> після чого усі 3 потоки запускаються на виконання та синхронізуються з основним за допомогою </text:span><text:span text:style-name="T13">функції WaitForSingleObject()</text:span><text:span text:style-name="T9">.</text:span></text:p>
      <text:p text:style-name="P8"/>
      <text:p text:style-name="P10"><text:span text:style-name="T8">В</text:span><text:span text:style-name="T7">ИСНОВКИ</text:span><text:span text:style-name="T8">:</text:span></text:p>
      <text:p text:style-name="P24"/>
      <text:list xml:id="list2378322145" text:style-name="L1">
        <text:list-item>
          <text:p text:style-name="P23"><text:s/><text:span text:style-name="T55">Для запобігання виникнення проблеми спільного використання пристрою вводу вектори та матриці заповнюються за допомогою окремих функцій з класу Data.</text:span></text:p>
        </text:list-item>
        <text:list-item>
          <text:p text:style-name="P23"><text:span text:style-name="T33">При великих N (~1000) усі ядра системи завантажуються на </text:span><text:span text:style-name="T43">9</text:span><text:span text:style-name="T55">0</text:span><text:span text:style-name="T33">+%,</text:span><text:span text:style-name="T43"> </text:span><text:span text:style-name="T33">а потім завантаженість спадає, коли потоки завершуються.</text:span></text:p>
          <text:p text:style-name="P25"/>
        </text:list-item>
      </text:list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ДОДАТОК. </text:span>Лістінг програми:</text:p>
      <text:p text:style-name="P4"/>
      <text:p text:style-name="P6">Lab<text:span text:style-name="T55">4</text:span>.c<text:span text:style-name="T55">pp</text:span></text:p>
      <text:p text:style-name="P7"/>
      <text:p text:style-name="P7"><text:span text:style-name="T38">// Lab4.cpp : This file contains the 'main' function. Program execution begins and ends there.</text:span><text:line-break/><text:span text:style-name="T37">//</text:span><text:line-break/><text:line-break/><text:span text:style-name="T37">/*--------------------------------------------</text:span><text:line-break/><text:span text:style-name="T37"> * -- Lab 4 Var 12</text:span><text:line-break/><text:span text:style-name="T37"> * -- F1: E = MAX(A)*(X+B*(MA*MD)+C)</text:span><text:line-break/><text:span text:style-name="T37"> * -- F2: ML = SORT(TRANS(MF)*MK)</text:span><text:line-break/><text:span text:style-name="T37"> * -- F3: S = SORT(O*MO)*(MS*MT)</text:span><text:line-break/><text:span text:style-name="T37"> * -- Diachenko Tetiana IV-81</text:span><text:line-break/><text:span text:style-name="T37"> * -- Date 22.10.2020</text:span><text:line-break/><text:span text:style-name="T37"> * --------------------------------------------*/</text:span><text:line-break/><text:line-break/><text:line-break/><text:span text:style-name="T56">#include </text:span><text:span text:style-name="T41">&lt;iostream&gt;</text:span><text:line-break/><text:span text:style-name="T56">#include </text:span><text:span text:style-name="T41">&lt;windows.h&gt;</text:span><text:line-break/><text:span text:style-name="T56">#include </text:span><text:span text:style-name="T41">"Data.h"</text:span><text:line-break/><text:line-break/><text:span text:style-name="T57">Data </text:span><text:span text:style-name="T17">data </text:span><text:span text:style-name="T36">= </text:span><text:span text:style-name="T57">Data</text:span><text:span text:style-name="T36">(</text:span><text:span text:style-name="T39">1000</text:span><text:span text:style-name="T36">);</text:span><text:line-break/><text:span text:style-name="T34">void </text:span><text:span text:style-name="T40">Thread_1</text:span><text:span text:style-name="T36">();</text:span><text:line-break/><text:span text:style-name="T34">void </text:span><text:span text:style-name="T40">Thread_2</text:span><text:span text:style-name="T36">();</text:span><text:line-break/><text:span text:style-name="T34">void </text:span><text:span text:style-name="T40">Thread_3</text:span><text:span text:style-name="T36">();</text:span><text:line-break/><text:line-break/><text:span text:style-name="T34">int </text:span><text:span text:style-name="T40">main</text:span><text:span text:style-name="T36">()</text:span><text:line-break/><text:span text:style-name="T36">{</text:span><text:line-break/><text:span text:style-name="T36"> <text:s text:c="3"/>DWORD </text:span><text:span text:style-name="T17">TID1</text:span><text:span text:style-name="T36">, TID2, TID3;</text:span><text:line-break/><text:span text:style-name="T36"> <text:s text:c="3"/>HANDLE </text:span><text:span text:style-name="T17">T1</text:span><text:span text:style-name="T36">, T2, T3;</text:span><text:line-break/><text:line-break/><text:span text:style-name="T36"> <text:s text:c="3"/></text:span><text:span text:style-name="T57">std</text:span><text:span text:style-name="T36">::</text:span><text:span text:style-name="T17">cout </text:span><text:span text:style-name="T57">&lt;&lt; </text:span><text:span text:style-name="T41">"-- Lab4 has started.</text:span><text:span text:style-name="T42">\n</text:span><text:span text:style-name="T41">"</text:span><text:span text:style-name="T36">;</text:span><text:line-break/><text:line-break/><text:span text:style-name="T36"> <text:s text:c="3"/>T1 = CreateThread(NULL, </text:span><text:span text:style-name="T39">0</text:span><text:span text:style-name="T36">, (LPTHREAD_START_ROUTINE)Thread_1, NULL, </text:span><text:span text:style-name="T39">0</text:span><text:span text:style-name="T36">, &amp;TID1);</text:span><text:line-break/><text:span text:style-name="T36"> <text:s text:c="3"/>T2 = CreateThread(NULL, </text:span><text:span text:style-name="T39">0</text:span><text:span text:style-name="T36">, (LPTHREAD_START_ROUTINE)Thread_2, NULL, </text:span><text:span text:style-name="T39">0</text:span><text:span text:style-name="T36">, &amp;TID2);</text:span><text:line-break/><text:span text:style-name="T36"> <text:s text:c="3"/>T3 = CreateThread(NULL, </text:span><text:span text:style-name="T39">0</text:span><text:span text:style-name="T36">, (LPTHREAD_START_ROUTINE)Thread_3, NULL, </text:span><text:span text:style-name="T39">0</text:span><text:span text:style-name="T36">, &amp;TID3);</text:span><text:line-break/><text:line-break/><text:span text:style-name="T36"> <text:s text:c="3"/>WaitForSingleObject(T1, INFINITE);</text:span><text:line-break/><text:span text:style-name="T36"> <text:s text:c="3"/>WaitForSingleObject(T2, INFINITE);</text:span><text:line-break/><text:span text:style-name="T36"> <text:s text:c="3"/>WaitForSingleObject(T3, INFINITE);</text:span><text:line-break/><text:line-break/><text:span text:style-name="T36"> <text:s text:c="3"/>CloseHandle(T1);</text:span><text:line-break/><text:span text:style-name="T36"> <text:s text:c="3"/>CloseHandle(T2);</text:span><text:line-break/><text:span text:style-name="T36"> <text:s text:c="3"/>CloseHandle(T3);</text:span><text:line-break/><text:line-break/><text:span text:style-name="T36"> <text:s text:c="3"/></text:span><text:span text:style-name="T57">std</text:span><text:span text:style-name="T36">::</text:span><text:span text:style-name="T17">cout </text:span><text:span text:style-name="T57">&lt;&lt; </text:span><text:span text:style-name="T41">"-- Lab4 has finished.</text:span><text:span text:style-name="T42">\n</text:span><text:span text:style-name="T41">"</text:span><text:span text:style-name="T36">;</text:span><text:line-break/><text:line-break/><text:span text:style-name="T36"> <text:s text:c="3"/></text:span><text:span text:style-name="T34">return </text:span><text:span text:style-name="T39">0</text:span><text:span text:style-name="T36">;</text:span><text:line-break/><text:span text:style-name="T36">}</text:span><text:line-break/><text:line-break/><text:span text:style-name="T34">void </text:span><text:span text:style-name="T40">Thread_1</text:span><text:span text:style-name="T36">() {</text:span><text:line-break/><text:span text:style-name="T36"> <text:s text:c="3"/></text:span><text:span text:style-name="T57">std</text:span><text:span text:style-name="T36">::</text:span><text:span text:style-name="T17">cout </text:span><text:span text:style-name="T57">&lt;&lt; </text:span><text:span text:style-name="T41">"-- T1 has started.</text:span><text:span text:style-name="T42">\n</text:span><text:span text:style-name="T41">"</text:span><text:span text:style-name="T36">;</text:span><text:line-break/><text:span text:style-name="T36"> <text:s text:c="3"/></text:span><text:span text:style-name="T34">int </text:span><text:span text:style-name="T17">n </text:span><text:span text:style-name="T36">= </text:span><text:span text:style-name="T17">data</text:span><text:span text:style-name="T36">.getN();</text:span><text:line-break/><text:span text:style-name="T36"> <text:s text:c="3"/></text:span><text:span text:style-name="T34">int </text:span><text:span text:style-name="T17">f </text:span><text:span text:style-name="T36">= </text:span><text:span text:style-name="T39">1</text:span><text:span text:style-name="T36">;</text:span><text:line-break/><text:span text:style-name="T36"> <text:s text:c="3"/></text:span><text:span text:style-name="T34">int</text:span><text:span text:style-name="T36">* </text:span><text:span text:style-name="T17">A </text:span><text:span text:style-name="T36">= </text:span><text:span text:style-name="T34">new int</text:span><text:span text:style-name="T36">[</text:span><text:span text:style-name="T17">n</text:span><text:span text:style-name="T36">];</text:span><text:line-break/><text:span text:style-name="T36"> <text:s text:c="3"/></text:span><text:span text:style-name="T34">int</text:span><text:span text:style-name="T36">* </text:span><text:span text:style-name="T17">B </text:span><text:span text:style-name="T36">= </text:span><text:span text:style-name="T34">new int</text:span><text:span text:style-name="T36">[</text:span><text:span text:style-name="T17">n</text:span><text:span text:style-name="T36">];</text:span><text:line-break/><text:soft-page-break/><text:span text:style-name="T36"> <text:s text:c="3"/></text:span><text:span text:style-name="T34">int</text:span><text:span text:style-name="T36">* </text:span><text:span text:style-name="T17">C </text:span><text:span text:style-name="T36">= </text:span><text:span text:style-name="T34">new int</text:span><text:span text:style-name="T36">[</text:span><text:span text:style-name="T17">n</text:span><text:span text:style-name="T36">];</text:span><text:line-break/><text:span text:style-name="T36"> <text:s text:c="3"/></text:span><text:span text:style-name="T34">int</text:span><text:span text:style-name="T36">* </text:span><text:span text:style-name="T17">X </text:span><text:span text:style-name="T36">= </text:span><text:span text:style-name="T34">new int</text:span><text:span text:style-name="T36">[</text:span><text:span text:style-name="T17">n</text:span><text:span text:style-name="T36">];</text:span><text:line-break/><text:span text:style-name="T36"> <text:s text:c="3"/></text:span><text:span text:style-name="T34">int</text:span><text:span text:style-name="T36">** </text:span><text:span text:style-name="T17">MA </text:span><text:span text:style-name="T36">= </text:span><text:span text:style-name="T34">new int</text:span><text:span text:style-name="T36">*[</text:span><text:span text:style-name="T17">n</text:span><text:span text:style-name="T36">];</text:span><text:line-break/><text:span text:style-name="T36"> <text:s text:c="3"/></text:span><text:span text:style-name="T34">int</text:span><text:span text:style-name="T36">** </text:span><text:span text:style-name="T17">MD </text:span><text:span text:style-name="T36">= </text:span><text:span text:style-name="T34">new int</text:span><text:span text:style-name="T36">*[</text:span><text:span text:style-name="T17">n</text:span><text:span text:style-name="T36">]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17">n</text:span><text:span text:style-name="T36">; </text:span><text:span text:style-name="T17">i</text:span><text:span text:style-name="T36">++) {</text:span><text:line-break/><text:span text:style-name="T36"> <text:s text:c="7"/></text:span><text:span text:style-name="T17">MA</text:span><text:span text:style-name="T36">[</text:span><text:span text:style-name="T17">i</text:span><text:span text:style-name="T36">] = </text:span><text:span text:style-name="T34">new int</text:span><text:span text:style-name="T36">[</text:span><text:span text:style-name="T17">n</text:span><text:span text:style-name="T36">];</text:span><text:line-break/><text:span text:style-name="T36"> <text:s text:c="7"/></text:span><text:span text:style-name="T17">MD</text:span><text:span text:style-name="T36">[</text:span><text:span text:style-name="T17">i</text:span><text:span text:style-name="T36">] = </text:span><text:span text:style-name="T34">new int</text:span><text:span text:style-name="T36">[</text:span><text:span text:style-name="T17">n</text:span><text:span text:style-name="T36">];</text:span><text:line-break/><text:span text:style-name="T36"> <text:s text:c="3"/>}</text:span><text:line-break/><text:span text:style-name="T36"> <text:s text:c="3"/></text:span><text:span text:style-name="T34">int</text:span><text:span text:style-name="T36">* </text:span><text:span text:style-name="T17">E</text:span><text:span text:style-name="T36">;</text:span><text:line-break/><text:line-break/><text:span text:style-name="T36"> <text:s text:c="3"/></text:span><text:span text:style-name="T17">data</text:span><text:span text:style-name="T36">.Vector_Fill(</text:span><text:span text:style-name="T17">A</text:span><text:span text:style-name="T36">, </text:span><text:span text:style-name="T17">f</text:span><text:span text:style-name="T36">);</text:span><text:line-break/><text:span text:style-name="T36"> <text:s text:c="3"/></text:span><text:span text:style-name="T17">data</text:span><text:span text:style-name="T36">.Vector_Fill(</text:span><text:span text:style-name="T17">B</text:span><text:span text:style-name="T36">, </text:span><text:span text:style-name="T17">f</text:span><text:span text:style-name="T36">);</text:span><text:line-break/><text:span text:style-name="T36"> <text:s text:c="3"/></text:span><text:span text:style-name="T17">data</text:span><text:span text:style-name="T36">.Vector_Fill(</text:span><text:span text:style-name="T17">C</text:span><text:span text:style-name="T36">, </text:span><text:span text:style-name="T17">f</text:span><text:span text:style-name="T36">);</text:span><text:line-break/><text:span text:style-name="T36"> <text:s text:c="3"/></text:span><text:span text:style-name="T17">data</text:span><text:span text:style-name="T36">.Vector_Fill(</text:span><text:span text:style-name="T17">X</text:span><text:span text:style-name="T36">, </text:span><text:span text:style-name="T17">f</text:span><text:span text:style-name="T36">);</text:span><text:line-break/><text:span text:style-name="T36"> <text:s text:c="3"/></text:span><text:span text:style-name="T17">data</text:span><text:span text:style-name="T36">.Matrix_Fill(</text:span><text:span text:style-name="T17">MA</text:span><text:span text:style-name="T36">, </text:span><text:span text:style-name="T17">f</text:span><text:span text:style-name="T36">);</text:span><text:line-break/><text:span text:style-name="T36"> <text:s text:c="3"/></text:span><text:span text:style-name="T17">data</text:span><text:span text:style-name="T36">.Matrix_Fill(</text:span><text:span text:style-name="T17">MD</text:span><text:span text:style-name="T36">, </text:span><text:span text:style-name="T17">f</text:span><text:span text:style-name="T36">);</text:span><text:line-break/><text:span text:style-name="T36"> </text:span><text:line-break/><text:span text:style-name="T36"> <text:s text:c="3"/></text:span><text:span text:style-name="T17">E </text:span><text:span text:style-name="T36">= </text:span><text:span text:style-name="T17">data</text:span><text:span text:style-name="T36">.Func1(</text:span><text:span text:style-name="T17">A</text:span><text:span text:style-name="T36">, </text:span><text:span text:style-name="T17">B</text:span><text:span text:style-name="T36">, </text:span><text:span text:style-name="T17">C</text:span><text:span text:style-name="T36">, </text:span><text:span text:style-name="T17">X</text:span><text:span text:style-name="T36">, </text:span><text:span text:style-name="T17">MA</text:span><text:span text:style-name="T36">, </text:span><text:span text:style-name="T17">MD</text:span><text:span text:style-name="T36">);</text:span><text:line-break/><text:span text:style-name="T36"> <text:s text:c="3"/>Sleep(</text:span><text:span text:style-name="T39">1500</text:span><text:span text:style-name="T36">);</text:span><text:line-break/><text:line-break/><text:span text:style-name="T36"> <text:s text:c="3"/></text:span><text:span text:style-name="T34">if </text:span><text:span text:style-name="T36">(</text:span><text:span text:style-name="T17">n </text:span><text:span text:style-name="T36">&lt; </text:span><text:span text:style-name="T39">7</text:span><text:span text:style-name="T36">) {</text:span><text:line-break/><text:span text:style-name="T36"> <text:s text:c="7"/></text:span><text:span text:style-name="T57">std</text:span><text:span text:style-name="T36">::</text:span><text:span text:style-name="T17">cout </text:span><text:span text:style-name="T57">&lt;&lt; </text:span><text:span text:style-name="T41">"-- F1: E = MAX(A)*(X+B*(MA*MD)+C)</text:span><text:span text:style-name="T42">\n</text:span><text:span text:style-name="T41">"</text:span><text:span text:style-name="T36">;</text:span><text:line-break/><text:span text:style-name="T36"> <text:s text:c="7"/></text:span><text:span text:style-name="T17">data</text:span><text:span text:style-name="T36">.Vector_Print(</text:span><text:span text:style-name="T17">E</text:span><text:span text:style-name="T36">);</text:span><text:line-break/><text:span text:style-name="T36"> <text:s text:c="7"/></text:span><text:span text:style-name="T57">std</text:span><text:span text:style-name="T36">::</text:span><text:span text:style-name="T17">cout </text:span><text:span text:style-name="T57">&lt;&lt; </text:span><text:span text:style-name="T41">"</text:span><text:span text:style-name="T42">\n</text:span><text:span text:style-name="T41">"</text:span><text:span text:style-name="T36">;</text:span><text:line-break/><text:span text:style-name="T36"> <text:s text:c="3"/>}</text:span><text:line-break/><text:line-break/><text:span text:style-name="T36"> <text:s text:c="3"/></text:span><text:span text:style-name="T34">delete</text:span><text:span text:style-name="T36">[] </text:span><text:span text:style-name="T17">A</text:span><text:span text:style-name="T36">;</text:span><text:line-break/><text:span text:style-name="T36"> <text:s text:c="3"/></text:span><text:span text:style-name="T34">delete</text:span><text:span text:style-name="T36">[] </text:span><text:span text:style-name="T17">B</text:span><text:span text:style-name="T36">;</text:span><text:line-break/><text:span text:style-name="T36"> <text:s text:c="3"/></text:span><text:span text:style-name="T34">delete</text:span><text:span text:style-name="T36">[] </text:span><text:span text:style-name="T17">C</text:span><text:span text:style-name="T36">;</text:span><text:line-break/><text:span text:style-name="T36"> <text:s text:c="3"/></text:span><text:span text:style-name="T34">delete</text:span><text:span text:style-name="T36">[] </text:span><text:span text:style-name="T17">X</text:span><text:span text:style-name="T36">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17">n</text:span><text:span text:style-name="T36">; </text:span><text:span text:style-name="T17">i</text:span><text:span text:style-name="T36">++) {</text:span><text:line-break/><text:span text:style-name="T36"> <text:s text:c="7"/></text:span><text:span text:style-name="T34">delete</text:span><text:span text:style-name="T36">[] </text:span><text:span text:style-name="T17">MA</text:span><text:span text:style-name="T36">[</text:span><text:span text:style-name="T17">i</text:span><text:span text:style-name="T36">];</text:span><text:line-break/><text:span text:style-name="T36"> <text:s text:c="7"/></text:span><text:span text:style-name="T34">delete</text:span><text:span text:style-name="T36">[] </text:span><text:span text:style-name="T17">MD</text:span><text:span text:style-name="T36">[</text:span><text:span text:style-name="T17">i</text:span><text:span text:style-name="T36">];</text:span><text:line-break/><text:span text:style-name="T36"> <text:s text:c="3"/>}</text:span><text:line-break/><text:span text:style-name="T36"> <text:s text:c="3"/></text:span><text:span text:style-name="T34">delete</text:span><text:span text:style-name="T36">[] </text:span><text:span text:style-name="T17">MA</text:span><text:span text:style-name="T36">;</text:span><text:line-break/><text:span text:style-name="T36"> <text:s text:c="3"/></text:span><text:span text:style-name="T34">delete</text:span><text:span text:style-name="T36">[] </text:span><text:span text:style-name="T17">MD</text:span><text:span text:style-name="T36">;</text:span><text:line-break/><text:span text:style-name="T36"> <text:s text:c="3"/></text:span><text:span text:style-name="T34">delete</text:span><text:span text:style-name="T36">[] </text:span><text:span text:style-name="T17">E</text:span><text:span text:style-name="T36">;</text:span><text:line-break/><text:line-break/><text:span text:style-name="T36"> <text:s text:c="3"/></text:span><text:span text:style-name="T57">std</text:span><text:span text:style-name="T36">::</text:span><text:span text:style-name="T17">cout </text:span><text:span text:style-name="T57">&lt;&lt; </text:span><text:span text:style-name="T41">"-- T1 has finished.</text:span><text:span text:style-name="T42">\n</text:span><text:span text:style-name="T41">"</text:span><text:span text:style-name="T36">;</text:span><text:line-break/><text:span text:style-name="T36">}</text:span><text:line-break/><text:line-break/><text:line-break/><text:span text:style-name="T34">void </text:span><text:span text:style-name="T40">Thread_2</text:span><text:span text:style-name="T36">() {</text:span><text:line-break/><text:span text:style-name="T36"> <text:s text:c="3"/></text:span><text:span text:style-name="T57">std</text:span><text:span text:style-name="T36">::</text:span><text:span text:style-name="T17">cout </text:span><text:span text:style-name="T57">&lt;&lt; </text:span><text:span text:style-name="T41">"-- T2 has started.</text:span><text:span text:style-name="T42">\n</text:span><text:span text:style-name="T41">"</text:span><text:span text:style-name="T36">;</text:span><text:line-break/><text:span text:style-name="T36"> <text:s text:c="3"/></text:span><text:span text:style-name="T34">int </text:span><text:span text:style-name="T17">n </text:span><text:span text:style-name="T36">= </text:span><text:span text:style-name="T17">data</text:span><text:span text:style-name="T36">.getN();</text:span><text:line-break/><text:span text:style-name="T36"> <text:s text:c="3"/></text:span><text:span text:style-name="T34">int </text:span><text:span text:style-name="T17">f </text:span><text:span text:style-name="T36">= </text:span><text:span text:style-name="T39">1</text:span><text:span text:style-name="T36">;</text:span><text:line-break/><text:span text:style-name="T36"> <text:s text:c="3"/></text:span><text:span text:style-name="T34">int</text:span><text:span text:style-name="T36">** </text:span><text:span text:style-name="T17">MF </text:span><text:span text:style-name="T36">= </text:span><text:span text:style-name="T34">new int</text:span><text:span text:style-name="T36">*[</text:span><text:span text:style-name="T17">n</text:span><text:span text:style-name="T36">];</text:span><text:line-break/><text:span text:style-name="T36"> <text:s text:c="3"/></text:span><text:span text:style-name="T34">int</text:span><text:span text:style-name="T36">** </text:span><text:span text:style-name="T17">MK </text:span><text:span text:style-name="T36">= </text:span><text:span text:style-name="T34">new int</text:span><text:span text:style-name="T36">*[</text:span><text:span text:style-name="T17">n</text:span><text:span text:style-name="T36">];</text:span><text:line-break/><text:span text:style-name="T36"> <text:s text:c="3"/></text:span><text:span text:style-name="T34">int</text:span><text:span text:style-name="T36">** </text:span><text:span text:style-name="T17">ML</text:span><text:span text:style-name="T36">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17">n</text:span><text:span text:style-name="T36">; </text:span><text:span text:style-name="T17">i</text:span><text:span text:style-name="T36">++) {</text:span><text:line-break/><text:span text:style-name="T36"> <text:s text:c="7"/></text:span><text:span text:style-name="T17">MF</text:span><text:span text:style-name="T36">[</text:span><text:span text:style-name="T17">i</text:span><text:span text:style-name="T36">] = </text:span><text:span text:style-name="T34">new int</text:span><text:span text:style-name="T36">[</text:span><text:span text:style-name="T17">n</text:span><text:span text:style-name="T36">];</text:span><text:line-break/><text:span text:style-name="T36"> <text:s text:c="7"/></text:span><text:span text:style-name="T17">MK</text:span><text:span text:style-name="T36">[</text:span><text:span text:style-name="T17">i</text:span><text:span text:style-name="T36">] = </text:span><text:span text:style-name="T34">new int</text:span><text:span text:style-name="T36">[</text:span><text:span text:style-name="T17">n</text:span><text:span text:style-name="T36">];</text:span><text:line-break/><text:span text:style-name="T36"> <text:s text:c="3"/>}</text:span><text:line-break/><text:line-break/><text:span text:style-name="T36"> <text:s text:c="3"/></text:span><text:span text:style-name="T17">data</text:span><text:span text:style-name="T36">.Matrix_Fill(</text:span><text:span text:style-name="T17">MF</text:span><text:span text:style-name="T36">, </text:span><text:span text:style-name="T17">f</text:span><text:span text:style-name="T36">);</text:span><text:line-break/><text:span text:style-name="T36"> <text:s text:c="3"/></text:span><text:span text:style-name="T17">data</text:span><text:span text:style-name="T36">.Matrix_Fill(</text:span><text:span text:style-name="T17">MK</text:span><text:span text:style-name="T36">, </text:span><text:span text:style-name="T17">f</text:span><text:span text:style-name="T36">);</text:span><text:line-break/><text:line-break/><text:span text:style-name="T36"> <text:s text:c="3"/></text:span><text:span text:style-name="T17">ML </text:span><text:span text:style-name="T36">= </text:span><text:span text:style-name="T17">data</text:span><text:span text:style-name="T36">.Func2(</text:span><text:span text:style-name="T17">MF</text:span><text:span text:style-name="T36">, </text:span><text:span text:style-name="T17">MK</text:span><text:span text:style-name="T36">);</text:span><text:line-break/><text:span text:style-name="T36"> <text:s text:c="3"/>Sleep(</text:span><text:span text:style-name="T39">1500</text:span><text:span text:style-name="T36">);</text:span><text:line-break/><text:soft-page-break/><text:line-break/><text:span text:style-name="T36"> <text:s text:c="3"/></text:span><text:span text:style-name="T34">if </text:span><text:span text:style-name="T36">(</text:span><text:span text:style-name="T17">n </text:span><text:span text:style-name="T36">&lt; </text:span><text:span text:style-name="T39">7</text:span><text:span text:style-name="T36">) {</text:span><text:line-break/><text:span text:style-name="T36"> <text:s text:c="7"/></text:span><text:span text:style-name="T57">std</text:span><text:span text:style-name="T36">::</text:span><text:span text:style-name="T17">cout </text:span><text:span text:style-name="T57">&lt;&lt; </text:span><text:span text:style-name="T41">"-- F2: ML = SORT(TRANS(MF)*MK)</text:span><text:span text:style-name="T42">\n</text:span><text:span text:style-name="T41">"</text:span><text:span text:style-name="T36">;</text:span><text:line-break/><text:span text:style-name="T36"> <text:s text:c="7"/></text:span><text:span text:style-name="T17">data</text:span><text:span text:style-name="T36">.Matrix_Print(</text:span><text:span text:style-name="T17">ML</text:span><text:span text:style-name="T36">);</text:span><text:line-break/><text:span text:style-name="T36"> <text:s text:c="7"/></text:span><text:span text:style-name="T57">std</text:span><text:span text:style-name="T36">::</text:span><text:span text:style-name="T17">cout </text:span><text:span text:style-name="T57">&lt;&lt; </text:span><text:span text:style-name="T41">"</text:span><text:span text:style-name="T42">\n</text:span><text:span text:style-name="T41">"</text:span><text:span text:style-name="T36">;</text:span><text:line-break/><text:span text:style-name="T36"> <text:s text:c="3"/>}</text:span><text:line-break/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17">n</text:span><text:span text:style-name="T36">; </text:span><text:span text:style-name="T17">i</text:span><text:span text:style-name="T36">++) {</text:span><text:line-break/><text:span text:style-name="T36"> <text:s text:c="7"/></text:span><text:span text:style-name="T34">delete</text:span><text:span text:style-name="T36">[] </text:span><text:span text:style-name="T17">MF</text:span><text:span text:style-name="T36">[</text:span><text:span text:style-name="T17">i</text:span><text:span text:style-name="T36">];</text:span><text:line-break/><text:span text:style-name="T36"> <text:s text:c="7"/></text:span><text:span text:style-name="T34">delete</text:span><text:span text:style-name="T36">[] </text:span><text:span text:style-name="T17">MK</text:span><text:span text:style-name="T36">[</text:span><text:span text:style-name="T17">i</text:span><text:span text:style-name="T36">];</text:span><text:line-break/><text:span text:style-name="T36"> <text:s text:c="7"/></text:span><text:span text:style-name="T34">delete</text:span><text:span text:style-name="T36">[] </text:span><text:span text:style-name="T17">ML</text:span><text:span text:style-name="T36">[</text:span><text:span text:style-name="T17">i</text:span><text:span text:style-name="T36">];</text:span><text:line-break/><text:span text:style-name="T36"> <text:s text:c="3"/>}</text:span><text:line-break/><text:span text:style-name="T36"> <text:s text:c="3"/></text:span><text:span text:style-name="T34">delete</text:span><text:span text:style-name="T36">[] </text:span><text:span text:style-name="T17">MF</text:span><text:span text:style-name="T36">;</text:span><text:line-break/><text:span text:style-name="T36"> <text:s text:c="3"/></text:span><text:span text:style-name="T34">delete</text:span><text:span text:style-name="T36">[] </text:span><text:span text:style-name="T17">MK</text:span><text:span text:style-name="T36">;</text:span><text:line-break/><text:span text:style-name="T36"> <text:s text:c="3"/></text:span><text:span text:style-name="T34">delete</text:span><text:span text:style-name="T36">[] </text:span><text:span text:style-name="T17">ML</text:span><text:span text:style-name="T36">;</text:span><text:line-break/><text:line-break/><text:span text:style-name="T36"> <text:s text:c="3"/></text:span><text:span text:style-name="T57">std</text:span><text:span text:style-name="T36">::</text:span><text:span text:style-name="T17">cout </text:span><text:span text:style-name="T57">&lt;&lt; </text:span><text:span text:style-name="T41">"-- T2 has finished.</text:span><text:span text:style-name="T42">\n</text:span><text:span text:style-name="T41">"</text:span><text:span text:style-name="T36">;</text:span><text:line-break/><text:span text:style-name="T36">}</text:span><text:line-break/><text:line-break/><text:span text:style-name="T34">void </text:span><text:span text:style-name="T40">Thread_3</text:span><text:span text:style-name="T36">() {</text:span><text:line-break/><text:span text:style-name="T36"> <text:s text:c="3"/></text:span><text:span text:style-name="T57">std</text:span><text:span text:style-name="T36">::</text:span><text:span text:style-name="T17">cout </text:span><text:span text:style-name="T57">&lt;&lt; </text:span><text:span text:style-name="T41">"-- T3 has started.</text:span><text:span text:style-name="T42">\n</text:span><text:span text:style-name="T41">"</text:span><text:span text:style-name="T36">;</text:span><text:line-break/><text:span text:style-name="T36"> <text:s text:c="3"/></text:span><text:span text:style-name="T34">int </text:span><text:span text:style-name="T17">n </text:span><text:span text:style-name="T36">= </text:span><text:span text:style-name="T17">data</text:span><text:span text:style-name="T36">.getN();</text:span><text:line-break/><text:span text:style-name="T36"> <text:s text:c="3"/></text:span><text:span text:style-name="T34">int </text:span><text:span text:style-name="T17">f </text:span><text:span text:style-name="T36">= </text:span><text:span text:style-name="T39">1</text:span><text:span text:style-name="T36">;</text:span><text:line-break/><text:span text:style-name="T36"> <text:s text:c="3"/></text:span><text:span text:style-name="T34">int</text:span><text:span text:style-name="T36">* </text:span><text:span text:style-name="T17">O </text:span><text:span text:style-name="T36">= </text:span><text:span text:style-name="T34">new int</text:span><text:span text:style-name="T36">[</text:span><text:span text:style-name="T17">n</text:span><text:span text:style-name="T36">];</text:span><text:line-break/><text:span text:style-name="T36"> <text:s text:c="3"/></text:span><text:span text:style-name="T34">int</text:span><text:span text:style-name="T36">* </text:span><text:span text:style-name="T17">S</text:span><text:span text:style-name="T36">;</text:span><text:line-break/><text:span text:style-name="T36"> <text:s text:c="3"/></text:span><text:span text:style-name="T34">int</text:span><text:span text:style-name="T36">** </text:span><text:span text:style-name="T17">MO </text:span><text:span text:style-name="T36">= </text:span><text:span text:style-name="T34">new int</text:span><text:span text:style-name="T36">*[</text:span><text:span text:style-name="T17">n</text:span><text:span text:style-name="T36">];</text:span><text:line-break/><text:span text:style-name="T36"> <text:s text:c="3"/></text:span><text:span text:style-name="T34">int</text:span><text:span text:style-name="T36">** </text:span><text:span text:style-name="T17">MS </text:span><text:span text:style-name="T36">= </text:span><text:span text:style-name="T34">new int</text:span><text:span text:style-name="T36">*[</text:span><text:span text:style-name="T17">n</text:span><text:span text:style-name="T36">];</text:span><text:line-break/><text:span text:style-name="T36"> <text:s text:c="3"/></text:span><text:span text:style-name="T34">int</text:span><text:span text:style-name="T36">** </text:span><text:span text:style-name="T17">MT </text:span><text:span text:style-name="T36">= </text:span><text:span text:style-name="T34">new int</text:span><text:span text:style-name="T36">*[</text:span><text:span text:style-name="T17">n</text:span><text:span text:style-name="T36">]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17">n</text:span><text:span text:style-name="T36">; </text:span><text:span text:style-name="T17">i</text:span><text:span text:style-name="T36">++) {</text:span><text:line-break/><text:span text:style-name="T36"> <text:s text:c="7"/></text:span><text:span text:style-name="T17">MO</text:span><text:span text:style-name="T36">[</text:span><text:span text:style-name="T17">i</text:span><text:span text:style-name="T36">] = </text:span><text:span text:style-name="T34">new int</text:span><text:span text:style-name="T36">[</text:span><text:span text:style-name="T17">n</text:span><text:span text:style-name="T36">];</text:span><text:line-break/><text:span text:style-name="T36"> <text:s text:c="7"/></text:span><text:span text:style-name="T17">MS</text:span><text:span text:style-name="T36">[</text:span><text:span text:style-name="T17">i</text:span><text:span text:style-name="T36">] = </text:span><text:span text:style-name="T34">new int</text:span><text:span text:style-name="T36">[</text:span><text:span text:style-name="T17">n</text:span><text:span text:style-name="T36">];</text:span><text:line-break/><text:span text:style-name="T36"> <text:s text:c="7"/></text:span><text:span text:style-name="T17">MT</text:span><text:span text:style-name="T36">[</text:span><text:span text:style-name="T17">i</text:span><text:span text:style-name="T36">] = </text:span><text:span text:style-name="T34">new int</text:span><text:span text:style-name="T36">[</text:span><text:span text:style-name="T17">n</text:span><text:span text:style-name="T36">];</text:span><text:line-break/><text:span text:style-name="T36"> <text:s text:c="3"/>}</text:span><text:line-break/><text:line-break/><text:span text:style-name="T36"> <text:s text:c="3"/></text:span><text:span text:style-name="T17">data</text:span><text:span text:style-name="T36">.Vector_Fill(</text:span><text:span text:style-name="T17">O</text:span><text:span text:style-name="T36">, </text:span><text:span text:style-name="T17">f</text:span><text:span text:style-name="T36">);</text:span><text:line-break/><text:span text:style-name="T36"> <text:s text:c="3"/></text:span><text:span text:style-name="T17">data</text:span><text:span text:style-name="T36">.Matrix_Fill(</text:span><text:span text:style-name="T17">MO</text:span><text:span text:style-name="T36">, </text:span><text:span text:style-name="T17">f</text:span><text:span text:style-name="T36">);</text:span><text:line-break/><text:span text:style-name="T36"> <text:s text:c="3"/></text:span><text:span text:style-name="T17">data</text:span><text:span text:style-name="T36">.Matrix_Fill(</text:span><text:span text:style-name="T17">MS</text:span><text:span text:style-name="T36">, </text:span><text:span text:style-name="T17">f</text:span><text:span text:style-name="T36">);</text:span><text:line-break/><text:span text:style-name="T36"> <text:s text:c="3"/></text:span><text:span text:style-name="T17">data</text:span><text:span text:style-name="T36">.Matrix_Fill(</text:span><text:span text:style-name="T17">MT</text:span><text:span text:style-name="T36">, </text:span><text:span text:style-name="T17">f</text:span><text:span text:style-name="T36">);</text:span><text:line-break/><text:line-break/><text:span text:style-name="T36"> <text:s text:c="3"/></text:span><text:span text:style-name="T17">S </text:span><text:span text:style-name="T36">= </text:span><text:span text:style-name="T17">data</text:span><text:span text:style-name="T36">.Func3(</text:span><text:span text:style-name="T17">O</text:span><text:span text:style-name="T36">, </text:span><text:span text:style-name="T17">MO</text:span><text:span text:style-name="T36">, </text:span><text:span text:style-name="T17">MS</text:span><text:span text:style-name="T36">, </text:span><text:span text:style-name="T17">MT</text:span><text:span text:style-name="T36">);</text:span><text:line-break/><text:span text:style-name="T36"> <text:s text:c="3"/>Sleep(</text:span><text:span text:style-name="T39">1500</text:span><text:span text:style-name="T36">);</text:span><text:line-break/><text:line-break/><text:span text:style-name="T36"> <text:s text:c="3"/></text:span><text:span text:style-name="T34">if </text:span><text:span text:style-name="T36">(</text:span><text:span text:style-name="T17">n </text:span><text:span text:style-name="T36">&lt; </text:span><text:span text:style-name="T39">7</text:span><text:span text:style-name="T36">) {</text:span><text:line-break/><text:span text:style-name="T36"> <text:s text:c="7"/></text:span><text:span text:style-name="T57">std</text:span><text:span text:style-name="T36">::</text:span><text:span text:style-name="T17">cout </text:span><text:span text:style-name="T57">&lt;&lt; </text:span><text:span text:style-name="T41">"-- F3: S = SORT(O*MO)*(MS*MT)</text:span><text:span text:style-name="T42">\n</text:span><text:span text:style-name="T41">"</text:span><text:span text:style-name="T36">;</text:span><text:line-break/><text:span text:style-name="T36"> <text:s text:c="7"/></text:span><text:span text:style-name="T17">data</text:span><text:span text:style-name="T36">.Vector_Print(</text:span><text:span text:style-name="T17">S</text:span><text:span text:style-name="T36">);</text:span><text:line-break/><text:span text:style-name="T36"> <text:s text:c="7"/></text:span><text:span text:style-name="T57">std</text:span><text:span text:style-name="T36">::</text:span><text:span text:style-name="T17">cout </text:span><text:span text:style-name="T57">&lt;&lt; </text:span><text:span text:style-name="T41">"</text:span><text:span text:style-name="T42">\n</text:span><text:span text:style-name="T41">"</text:span><text:span text:style-name="T36">;</text:span><text:line-break/><text:span text:style-name="T36"> <text:s text:c="3"/>}</text:span><text:line-break/><text:line-break/><text:span text:style-name="T36"> <text:s text:c="3"/></text:span><text:span text:style-name="T34">delete</text:span><text:span text:style-name="T36">[] </text:span><text:span text:style-name="T17">O</text:span><text:span text:style-name="T36">;</text:span><text:line-break/><text:span text:style-name="T36"> <text:s text:c="3"/></text:span><text:span text:style-name="T34">delete</text:span><text:span text:style-name="T36">[] </text:span><text:span text:style-name="T17">S</text:span><text:span text:style-name="T36">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17">n</text:span><text:span text:style-name="T36">; </text:span><text:span text:style-name="T17">i</text:span><text:span text:style-name="T36">++) {</text:span><text:line-break/><text:span text:style-name="T36"> <text:s text:c="7"/></text:span><text:span text:style-name="T34">delete</text:span><text:span text:style-name="T36">[] </text:span><text:span text:style-name="T17">MO</text:span><text:span text:style-name="T36">[</text:span><text:span text:style-name="T17">i</text:span><text:span text:style-name="T36">];</text:span><text:line-break/><text:span text:style-name="T36"> <text:s text:c="7"/></text:span><text:span text:style-name="T34">delete</text:span><text:span text:style-name="T36">[] </text:span><text:span text:style-name="T17">MS</text:span><text:span text:style-name="T36">[</text:span><text:span text:style-name="T17">i</text:span><text:span text:style-name="T36">];</text:span><text:line-break/><text:span text:style-name="T36"> <text:s text:c="7"/></text:span><text:span text:style-name="T34">delete</text:span><text:span text:style-name="T36">[] </text:span><text:span text:style-name="T17">MT</text:span><text:span text:style-name="T36">[</text:span><text:span text:style-name="T17">i</text:span><text:span text:style-name="T36">];</text:span><text:line-break/><text:span text:style-name="T36"> <text:s text:c="3"/>}</text:span><text:line-break/><text:span text:style-name="T36"> <text:s text:c="3"/></text:span><text:span text:style-name="T34">delete</text:span><text:span text:style-name="T36">[] </text:span><text:span text:style-name="T17">MO</text:span><text:span text:style-name="T36">;</text:span><text:line-break/><text:span text:style-name="T36"> <text:s text:c="3"/></text:span><text:span text:style-name="T34">delete</text:span><text:span text:style-name="T36">[] </text:span><text:span text:style-name="T17">MS</text:span><text:span text:style-name="T36">;</text:span><text:line-break/><text:span text:style-name="T36"> <text:s text:c="3"/></text:span><text:span text:style-name="T34">delete</text:span><text:span text:style-name="T36">[] </text:span><text:span text:style-name="T17">MT</text:span><text:span text:style-name="T36">;</text:span><text:line-break/><text:line-break/><text:soft-page-break/><text:span text:style-name="T36"> <text:s text:c="3"/></text:span><text:span text:style-name="T57">std</text:span><text:span text:style-name="T36">::</text:span><text:span text:style-name="T17">cout </text:span><text:span text:style-name="T57">&lt;&lt; </text:span><text:span text:style-name="T41">"-- T3 has finished.</text:span><text:span text:style-name="T42">\n</text:span><text:span text:style-name="T41">"</text:span><text:span text:style-name="T36">;</text:span><text:line-break/><text:span text:style-name="T36">}</text:span><text:line-break/></text:p>
      <text:p text:style-name="P5">Data.<text:span text:style-name="T44">c</text:span><text:span text:style-name="T58">pp</text:span></text:p>
      <text:p text:style-name="P7"/>
      <text:p text:style-name="P28"><text:span text:style-name="T38">/*-----------------------------------------------------------</text:span><text:line-break/><text:span text:style-name="T37"> * This package contains functions for calculating F1, F2, F3</text:span><text:line-break/><text:span text:style-name="T37"> * --------------------------------------------------------*/</text:span><text:line-break/><text:line-break/><text:span text:style-name="T56">#include </text:span><text:span text:style-name="T41">&lt;iostream&gt;</text:span><text:line-break/><text:span text:style-name="T56">#include </text:span><text:span text:style-name="T41">"Data.h"</text:span><text:line-break/><text:line-break/><text:span text:style-name="T34">int </text:span><text:span text:style-name="T17">n</text:span><text:span text:style-name="T36">;</text:span><text:line-break/><text:line-break/><text:span text:style-name="T57">Data</text:span><text:span text:style-name="T36">::</text:span><text:span text:style-name="T40">Data</text:span><text:span text:style-name="T36">(</text:span><text:span text:style-name="T34">int </text:span><text:span text:style-name="T36">n_to_set) {</text:span><text:line-break/><text:span text:style-name="T36"> <text:s text:c="3"/></text:span><text:span text:style-name="T51">n </text:span><text:span text:style-name="T36">= n_to_set;</text:span><text:line-break/><text:span text:style-name="T36">}</text:span><text:line-break/><text:line-break/><text:span text:style-name="T34">int </text:span><text:span text:style-name="T57">Data</text:span><text:span text:style-name="T36">::</text:span><text:span text:style-name="T40">getN</text:span><text:span text:style-name="T36">() {</text:span><text:line-break/><text:span text:style-name="T36"> <text:s text:c="3"/></text:span><text:span text:style-name="T34">return </text:span><text:span text:style-name="T51">n</text:span><text:span text:style-name="T36">;</text:span><text:line-break/><text:span text:style-name="T36">}</text:span><text:line-break/><text:line-break/><text:span text:style-name="T37">/** Filling Vector with Number **/</text:span><text:line-break/><text:span text:style-name="T34">void </text:span><text:span text:style-name="T57">Data</text:span><text:span text:style-name="T36">::</text:span><text:span text:style-name="T40">Vector_Fill</text:span><text:span text:style-name="T36">(</text:span><text:span text:style-name="T34">int</text:span><text:span text:style-name="T36">* A, </text:span><text:span text:style-name="T34">int </text:span><text:span text:style-name="T36">a) {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A[</text:span><text:span text:style-name="T17">i</text:span><text:span text:style-name="T36">] = a;</text:span><text:line-break/><text:span text:style-name="T36"> <text:s text:c="3"/>}</text:span><text:line-break/><text:span text:style-name="T36">}</text:span><text:line-break/><text:line-break/><text:span text:style-name="T37">/** Filling Vector with Number **/</text:span><text:line-break/><text:span text:style-name="T34">void </text:span><text:span text:style-name="T57">Data</text:span><text:span text:style-name="T36">::</text:span><text:span text:style-name="T40">Matrix_Fill</text:span><text:span text:style-name="T36">(</text:span><text:span text:style-name="T34">int</text:span><text:span text:style-name="T36">** MA, </text:span><text:span text:style-name="T34">int </text:span><text:span text:style-name="T36">a) {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34">for </text:span><text:span text:style-name="T36">(</text:span><text:span text:style-name="T34">int </text:span><text:span text:style-name="T17">j </text:span><text:span text:style-name="T36">= </text:span><text:span text:style-name="T39">0</text:span><text:span text:style-name="T36">; </text:span><text:span text:style-name="T17">j </text:span><text:span text:style-name="T36">&lt; </text:span><text:span text:style-name="T51">n</text:span><text:span text:style-name="T36">; </text:span><text:span text:style-name="T17">j</text:span><text:span text:style-name="T36">++) {</text:span><text:line-break/><text:span text:style-name="T36"> <text:s text:c="11"/>MA[</text:span><text:span text:style-name="T17">i</text:span><text:span text:style-name="T36">][</text:span><text:span text:style-name="T17">j</text:span><text:span text:style-name="T36">] = a;</text:span><text:line-break/><text:span text:style-name="T36"> <text:s text:c="7"/>}</text:span><text:line-break/><text:span text:style-name="T36"> <text:s text:c="3"/>}</text:span><text:line-break/><text:span text:style-name="T36">}</text:span><text:line-break/><text:line-break/><text:span text:style-name="T37">/** Setting Vector Element **/</text:span><text:line-break/><text:span text:style-name="T34">void </text:span><text:span text:style-name="T57">Data</text:span><text:span text:style-name="T36">::</text:span><text:span text:style-name="T40">Vector_Set_Element</text:span><text:span text:style-name="T36">(</text:span><text:span text:style-name="T34">int</text:span><text:span text:style-name="T36">* A, </text:span><text:span text:style-name="T34">int </text:span><text:span text:style-name="T36">i, </text:span><text:span text:style-name="T34">int </text:span><text:span text:style-name="T36">a) {</text:span><text:line-break/><text:span text:style-name="T36"> <text:s text:c="3"/>A[i] = a;</text:span><text:line-break/><text:span text:style-name="T36">}</text:span><text:line-break/><text:line-break/><text:span text:style-name="T37">/** Setting Matrix Element **/</text:span><text:line-break/><text:span text:style-name="T34">void </text:span><text:span text:style-name="T57">Data</text:span><text:span text:style-name="T36">::</text:span><text:span text:style-name="T40">Matrix_Set_Element</text:span><text:span text:style-name="T36">(</text:span><text:span text:style-name="T34">int</text:span><text:span text:style-name="T36">** MA, </text:span><text:span text:style-name="T34">int </text:span><text:span text:style-name="T36">i, </text:span><text:span text:style-name="T34">int </text:span><text:span text:style-name="T36">j, </text:span><text:span text:style-name="T34">int </text:span><text:span text:style-name="T36">a) {</text:span><text:line-break/><text:span text:style-name="T36"> <text:s text:c="3"/>MA[i][j] = a;</text:span><text:line-break/><text:span text:style-name="T36">}</text:span><text:line-break/><text:line-break/><text:span text:style-name="T37">/** Multiplying Scalar and Vector **/</text:span><text:line-break/><text:span text:style-name="T34">int</text:span><text:span text:style-name="T36">* </text:span><text:span text:style-name="T57">Data</text:span><text:span text:style-name="T36">::</text:span><text:span text:style-name="T40">Mul_Vector_Scalar</text:span><text:span text:style-name="T36">(</text:span><text:span text:style-name="T34">int</text:span><text:span text:style-name="T36">* A, </text:span><text:span text:style-name="T34">int </text:span><text:span text:style-name="T36">a) {</text:span><text:line-break/><text:span text:style-name="T36"> <text:s text:c="3"/></text:span><text:span text:style-name="T34">int</text:span><text:span text:style-name="T36">* </text:span><text:span text:style-name="T17">R </text:span><text:span text:style-name="T36">= </text:span><text:span text:style-name="T34">new int</text:span><text:span text:style-name="T36">[</text:span><text:span text:style-name="T51">n</text:span><text:span text:style-name="T36">]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17">R</text:span><text:span text:style-name="T36">[</text:span><text:span text:style-name="T17">i</text:span><text:span text:style-name="T36">] = A[</text:span><text:span text:style-name="T17">i</text:span><text:span text:style-name="T36">] * a;</text:span><text:line-break/><text:span text:style-name="T36"> <text:s text:c="3"/>}</text:span><text:line-break/><text:span text:style-name="T36"> <text:s text:c="3"/></text:span><text:span text:style-name="T34">return </text:span><text:span text:style-name="T17">R</text:span><text:span text:style-name="T36">;</text:span><text:line-break/><text:span text:style-name="T36">}</text:span><text:line-break/><text:line-break/><text:soft-page-break/><text:span text:style-name="T37">/** Multiplying Vector and Matrix **/</text:span><text:line-break/><text:span text:style-name="T34">int</text:span><text:span text:style-name="T36">* </text:span><text:span text:style-name="T57">Data</text:span><text:span text:style-name="T36">::</text:span><text:span text:style-name="T40">Mul_Vector_Matrix</text:span><text:span text:style-name="T36">(</text:span><text:span text:style-name="T34">int</text:span><text:span text:style-name="T36">* A, </text:span><text:span text:style-name="T34">int</text:span><text:span text:style-name="T36">** MA) {</text:span><text:line-break/><text:span text:style-name="T36"> <text:s text:c="3"/></text:span><text:span text:style-name="T34">int</text:span><text:span text:style-name="T36">* </text:span><text:span text:style-name="T17">R </text:span><text:span text:style-name="T36">= </text:span><text:span text:style-name="T34">new int</text:span><text:span text:style-name="T36">[</text:span><text:span text:style-name="T51">n</text:span><text:span text:style-name="T36">];</text:span><text:line-break/><text:span text:style-name="T36"> <text:s text:c="3"/></text:span><text:span text:style-name="T34">int </text:span><text:span text:style-name="T17">s</text:span><text:span text:style-name="T36">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17">s </text:span><text:span text:style-name="T36">= </text:span><text:span text:style-name="T39">0</text:span><text:span text:style-name="T36">;</text:span><text:line-break/><text:span text:style-name="T36"> <text:s text:c="7"/></text:span><text:span text:style-name="T34">for </text:span><text:span text:style-name="T36">(</text:span><text:span text:style-name="T34">int </text:span><text:span text:style-name="T17">j </text:span><text:span text:style-name="T36">= </text:span><text:span text:style-name="T39">0</text:span><text:span text:style-name="T36">; </text:span><text:span text:style-name="T17">j </text:span><text:span text:style-name="T36">&lt; </text:span><text:span text:style-name="T51">n</text:span><text:span text:style-name="T36">; </text:span><text:span text:style-name="T17">j</text:span><text:span text:style-name="T36">++) {</text:span><text:line-break/><text:span text:style-name="T36"> <text:s text:c="11"/></text:span><text:span text:style-name="T17">s </text:span><text:span text:style-name="T36">+= A[</text:span><text:span text:style-name="T17">j</text:span><text:span text:style-name="T36">] * MA[</text:span><text:span text:style-name="T17">j</text:span><text:span text:style-name="T36">][</text:span><text:span text:style-name="T17">i</text:span><text:span text:style-name="T36">];</text:span><text:line-break/><text:span text:style-name="T36"> <text:s text:c="7"/>}</text:span><text:line-break/><text:span text:style-name="T36"> <text:s text:c="7"/></text:span><text:span text:style-name="T17">R</text:span><text:span text:style-name="T36">[</text:span><text:span text:style-name="T17">i</text:span><text:span text:style-name="T36">] = </text:span><text:span text:style-name="T17">s</text:span><text:span text:style-name="T36">;</text:span><text:line-break/><text:span text:style-name="T36"> <text:s text:c="3"/>}</text:span><text:line-break/><text:span text:style-name="T36"> <text:s text:c="3"/></text:span><text:span text:style-name="T34">return </text:span><text:span text:style-name="T17">R</text:span><text:span text:style-name="T36">;</text:span><text:line-break/><text:span text:style-name="T36">}</text:span><text:line-break/><text:line-break/><text:span text:style-name="T37">/** Multiplying Matrix and Matrix **/</text:span><text:line-break/><text:span text:style-name="T34">int</text:span><text:span text:style-name="T36">** </text:span><text:span text:style-name="T57">Data</text:span><text:span text:style-name="T36">::</text:span><text:span text:style-name="T40">Mul_Matrix_Matrix</text:span><text:span text:style-name="T36">(</text:span><text:span text:style-name="T34">int</text:span><text:span text:style-name="T36">** MA, </text:span><text:span text:style-name="T34">int</text:span><text:span text:style-name="T36">** MB) {</text:span><text:line-break/><text:span text:style-name="T36"> <text:s text:c="3"/></text:span><text:span text:style-name="T34">int</text:span><text:span text:style-name="T36">** </text:span><text:span text:style-name="T17">MR </text:span><text:span text:style-name="T36">= </text:span><text:span text:style-name="T34">new int</text:span><text:span text:style-name="T36">*[</text:span><text:span text:style-name="T51">n</text:span><text:span text:style-name="T36">]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17">MR</text:span><text:span text:style-name="T36">[</text:span><text:span text:style-name="T17">i</text:span><text:span text:style-name="T36">] = </text:span><text:span text:style-name="T34">new int</text:span><text:span text:style-name="T36">[</text:span><text:span text:style-name="T51">n</text:span><text:span text:style-name="T36">];</text:span><text:line-break/><text:span text:style-name="T36"> <text:s text:c="3"/>}</text:span><text:line-break/><text:span text:style-name="T36"> <text:s text:c="3"/></text:span><text:span text:style-name="T34">int </text:span><text:span text:style-name="T17">s</text:span><text:span text:style-name="T36">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34">for </text:span><text:span text:style-name="T36">(</text:span><text:span text:style-name="T34">int </text:span><text:span text:style-name="T17">j </text:span><text:span text:style-name="T36">= </text:span><text:span text:style-name="T39">0</text:span><text:span text:style-name="T36">; </text:span><text:span text:style-name="T17">j </text:span><text:span text:style-name="T36">&lt; </text:span><text:span text:style-name="T51">n</text:span><text:span text:style-name="T36">; </text:span><text:span text:style-name="T17">j</text:span><text:span text:style-name="T36">++) {</text:span><text:line-break/><text:span text:style-name="T36"> <text:s text:c="11"/></text:span><text:span text:style-name="T17">s </text:span><text:span text:style-name="T36">= </text:span><text:span text:style-name="T39">0</text:span><text:span text:style-name="T36">;</text:span><text:line-break/><text:span text:style-name="T36"> <text:s text:c="11"/></text:span><text:span text:style-name="T34">for </text:span><text:span text:style-name="T36">(</text:span><text:span text:style-name="T34">int </text:span><text:span text:style-name="T17">k </text:span><text:span text:style-name="T36">= </text:span><text:span text:style-name="T39">0</text:span><text:span text:style-name="T36">; </text:span><text:span text:style-name="T17">k </text:span><text:span text:style-name="T36">&lt; </text:span><text:span text:style-name="T51">n</text:span><text:span text:style-name="T36">; </text:span><text:span text:style-name="T17">k</text:span><text:span text:style-name="T36">++) {</text:span><text:line-break/><text:span text:style-name="T36"> <text:s text:c="15"/></text:span><text:span text:style-name="T17">s </text:span><text:span text:style-name="T36">+= MA[</text:span><text:span text:style-name="T17">i</text:span><text:span text:style-name="T36">][</text:span><text:span text:style-name="T17">k</text:span><text:span text:style-name="T36">] * MB[</text:span><text:span text:style-name="T17">k</text:span><text:span text:style-name="T36">][</text:span><text:span text:style-name="T17">j</text:span><text:span text:style-name="T36">];</text:span><text:line-break/><text:span text:style-name="T36"> <text:s text:c="11"/>}</text:span><text:line-break/><text:span text:style-name="T36"> <text:s text:c="11"/></text:span><text:span text:style-name="T17">MR</text:span><text:span text:style-name="T36">[</text:span><text:span text:style-name="T17">i</text:span><text:span text:style-name="T36">][</text:span><text:span text:style-name="T17">j</text:span><text:span text:style-name="T36">] = </text:span><text:span text:style-name="T17">s</text:span><text:span text:style-name="T36">;</text:span><text:line-break/><text:span text:style-name="T36"> <text:s text:c="7"/>}</text:span><text:line-break/><text:span text:style-name="T36"> <text:s text:c="3"/>}</text:span><text:line-break/><text:span text:style-name="T36"> <text:s text:c="3"/></text:span><text:span text:style-name="T34">return </text:span><text:span text:style-name="T17">MR</text:span><text:span text:style-name="T36">;</text:span><text:line-break/><text:span text:style-name="T36">}</text:span><text:line-break/><text:line-break/><text:span text:style-name="T37">/** Adding Two Vectors **/</text:span><text:line-break/><text:span text:style-name="T34">int</text:span><text:span text:style-name="T36">* </text:span><text:span text:style-name="T57">Data</text:span><text:span text:style-name="T36">::</text:span><text:span text:style-name="T40">Add_Vectors</text:span><text:span text:style-name="T36">(</text:span><text:span text:style-name="T34">int</text:span><text:span text:style-name="T36">* A, </text:span><text:span text:style-name="T34">int</text:span><text:span text:style-name="T36">* B) {</text:span><text:line-break/><text:span text:style-name="T36"> <text:s text:c="3"/></text:span><text:span text:style-name="T34">int</text:span><text:span text:style-name="T36">* </text:span><text:span text:style-name="T17">R </text:span><text:span text:style-name="T36">= </text:span><text:span text:style-name="T34">new int</text:span><text:span text:style-name="T36">[</text:span><text:span text:style-name="T51">n</text:span><text:span text:style-name="T36">]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17">R</text:span><text:span text:style-name="T36">[</text:span><text:span text:style-name="T17">i</text:span><text:span text:style-name="T36">] = A[</text:span><text:span text:style-name="T17">i</text:span><text:span text:style-name="T36">] + B[</text:span><text:span text:style-name="T17">i</text:span><text:span text:style-name="T36">];</text:span><text:line-break/><text:span text:style-name="T36"> <text:s text:c="3"/>}</text:span><text:line-break/><text:span text:style-name="T36"> <text:s text:c="3"/></text:span><text:span text:style-name="T34">return </text:span><text:span text:style-name="T17">R</text:span><text:span text:style-name="T36">;</text:span><text:line-break/><text:span text:style-name="T36">}</text:span><text:line-break/><text:line-break/><text:span text:style-name="T37">/** Transposing Matrix **/</text:span><text:line-break/><text:span text:style-name="T34">void </text:span><text:span text:style-name="T57">Data</text:span><text:span text:style-name="T36">::</text:span><text:span text:style-name="T40">Transpose_Matrix</text:span><text:span text:style-name="T36">(</text:span><text:span text:style-name="T34">int</text:span><text:span text:style-name="T36">** MA) {</text:span><text:line-break/><text:span text:style-name="T36"> <text:s text:c="3"/></text:span><text:span text:style-name="T34">int </text:span><text:span text:style-name="T17">t</text:span><text:span text:style-name="T36">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34">for </text:span><text:span text:style-name="T36">(</text:span><text:span text:style-name="T34">int </text:span><text:span text:style-name="T17">j </text:span><text:span text:style-name="T36">= </text:span><text:span text:style-name="T17">i</text:span><text:span text:style-name="T36">; </text:span><text:span text:style-name="T17">j </text:span><text:span text:style-name="T36">&lt; </text:span><text:span text:style-name="T51">n</text:span><text:span text:style-name="T36">; </text:span><text:span text:style-name="T17">j</text:span><text:span text:style-name="T36">++) {</text:span><text:line-break/><text:span text:style-name="T36"> <text:s text:c="11"/></text:span><text:span text:style-name="T17">t </text:span><text:span text:style-name="T36">= MA[</text:span><text:span text:style-name="T17">i</text:span><text:span text:style-name="T36">][</text:span><text:span text:style-name="T17">j</text:span><text:span text:style-name="T36">];</text:span><text:line-break/><text:span text:style-name="T36"> <text:s text:c="11"/>MA[</text:span><text:span text:style-name="T17">i</text:span><text:span text:style-name="T36">][</text:span><text:span text:style-name="T17">j</text:span><text:span text:style-name="T36">] = MA[</text:span><text:span text:style-name="T17">j</text:span><text:span text:style-name="T36">][</text:span><text:span text:style-name="T17">i</text:span><text:span text:style-name="T36">];</text:span><text:line-break/><text:span text:style-name="T36"> <text:s text:c="11"/>MA[</text:span><text:span text:style-name="T17">j</text:span><text:span text:style-name="T36">][</text:span><text:span text:style-name="T17">i</text:span><text:span text:style-name="T36">] = </text:span><text:span text:style-name="T17">t</text:span><text:span text:style-name="T36">;</text:span><text:line-break/><text:span text:style-name="T36"> <text:s text:c="7"/>}</text:span><text:line-break/><text:span text:style-name="T36"> <text:s text:c="3"/>}</text:span><text:line-break/><text:span text:style-name="T36">}</text:span><text:line-break/><text:line-break/><text:span text:style-name="T36"> </text:span><text:span text:style-name="T37">/** Sorting Vector **/</text:span><text:line-break/><text:span text:style-name="T34">void </text:span><text:span text:style-name="T57">Data</text:span><text:span text:style-name="T36">::</text:span><text:span text:style-name="T40">Sort_Vector</text:span><text:span text:style-name="T36">(</text:span><text:span text:style-name="T34">int</text:span><text:span text:style-name="T36">* A) {</text:span><text:line-break/><text:span text:style-name="T36"> <text:s text:c="3"/></text:span><text:span text:style-name="T34">int </text:span><text:span text:style-name="T17">t</text:span><text:span text:style-name="T36">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34">for </text:span><text:span text:style-name="T36">(</text:span><text:span text:style-name="T34">int </text:span><text:span text:style-name="T17">j </text:span><text:span text:style-name="T36">= </text:span><text:span text:style-name="T17">i</text:span><text:span text:style-name="T36">; </text:span><text:span text:style-name="T17">j </text:span><text:span text:style-name="T36">&lt; </text:span><text:span text:style-name="T51">n</text:span><text:span text:style-name="T36">; </text:span><text:span text:style-name="T17">j</text:span><text:span text:style-name="T36">++) {</text:span><text:line-break/><text:span text:style-name="T36"> <text:s text:c="11"/></text:span><text:span text:style-name="T34">if </text:span><text:span text:style-name="T36">(A[</text:span><text:span text:style-name="T17">i</text:span><text:span text:style-name="T36">] &gt; A[</text:span><text:span text:style-name="T17">j</text:span><text:span text:style-name="T36">]) {</text:span><text:line-break/><text:span text:style-name="T36"> <text:s text:c="15"/></text:span><text:span text:style-name="T17">t </text:span><text:span text:style-name="T36">= A[</text:span><text:span text:style-name="T17">i</text:span><text:span text:style-name="T36">];</text:span><text:line-break/><text:soft-page-break/><text:span text:style-name="T36"> <text:s text:c="15"/>A[</text:span><text:span text:style-name="T17">i</text:span><text:span text:style-name="T36">] = A[</text:span><text:span text:style-name="T17">j</text:span><text:span text:style-name="T36">];</text:span><text:line-break/><text:span text:style-name="T36"> <text:s text:c="15"/>A[</text:span><text:span text:style-name="T17">j</text:span><text:span text:style-name="T36">] = </text:span><text:span text:style-name="T17">t</text:span><text:span text:style-name="T36">;</text:span><text:line-break/><text:span text:style-name="T36"> <text:s text:c="11"/>}</text:span><text:line-break/><text:span text:style-name="T36"> <text:s text:c="7"/>}</text:span><text:line-break/><text:span text:style-name="T36"> <text:s text:c="3"/>}</text:span><text:line-break/><text:span text:style-name="T36">}</text:span><text:line-break/><text:line-break/><text:span text:style-name="T37">/** Sorting Matrix **/</text:span><text:line-break/><text:span text:style-name="T34">void </text:span><text:span text:style-name="T57">Data</text:span><text:span text:style-name="T36">::</text:span><text:span text:style-name="T40">Sort_Matrix</text:span><text:span text:style-name="T36">(</text:span><text:span text:style-name="T34">int</text:span><text:span text:style-name="T36">** MA) {</text:span><text:line-break/><text:span text:style-name="T36"> <text:s text:c="3"/></text:span><text:span text:style-name="T34">int </text:span><text:span text:style-name="T17">t</text:span><text:span text:style-name="T36">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34">for </text:span><text:span text:style-name="T36">(</text:span><text:span text:style-name="T34">int </text:span><text:span text:style-name="T17">j </text:span><text:span text:style-name="T36">= </text:span><text:span text:style-name="T39">0</text:span><text:span text:style-name="T36">; </text:span><text:span text:style-name="T17">j </text:span><text:span text:style-name="T36">&lt; </text:span><text:span text:style-name="T51">n</text:span><text:span text:style-name="T36">; </text:span><text:span text:style-name="T17">j</text:span><text:span text:style-name="T36">++) {</text:span><text:line-break/><text:span text:style-name="T36"> <text:s text:c="11"/></text:span><text:span text:style-name="T34">for </text:span><text:span text:style-name="T36">(</text:span><text:span text:style-name="T34">int </text:span><text:span text:style-name="T17">k </text:span><text:span text:style-name="T36">= </text:span><text:span text:style-name="T17">j</text:span><text:span text:style-name="T36">; </text:span><text:span text:style-name="T17">k </text:span><text:span text:style-name="T36">&lt; </text:span><text:span text:style-name="T51">n</text:span><text:span text:style-name="T36">; </text:span><text:span text:style-name="T17">k</text:span><text:span text:style-name="T36">++) {</text:span><text:line-break/><text:span text:style-name="T36"> <text:s text:c="15"/></text:span><text:span text:style-name="T34">if </text:span><text:span text:style-name="T36">(MA[</text:span><text:span text:style-name="T17">i</text:span><text:span text:style-name="T36">][</text:span><text:span text:style-name="T17">j</text:span><text:span text:style-name="T36">] &gt; MA[</text:span><text:span text:style-name="T17">i</text:span><text:span text:style-name="T36">][</text:span><text:span text:style-name="T17">k</text:span><text:span text:style-name="T36">]) {</text:span><text:line-break/><text:span text:style-name="T36"> <text:s text:c="19"/></text:span><text:span text:style-name="T17">t </text:span><text:span text:style-name="T36">= MA[</text:span><text:span text:style-name="T17">i</text:span><text:span text:style-name="T36">][</text:span><text:span text:style-name="T17">j</text:span><text:span text:style-name="T36">];</text:span><text:line-break/><text:span text:style-name="T36"> <text:s text:c="19"/>MA[</text:span><text:span text:style-name="T17">i</text:span><text:span text:style-name="T36">][</text:span><text:span text:style-name="T17">j</text:span><text:span text:style-name="T36">] = MA[</text:span><text:span text:style-name="T17">i</text:span><text:span text:style-name="T36">][</text:span><text:span text:style-name="T17">k</text:span><text:span text:style-name="T36">];</text:span><text:line-break/><text:span text:style-name="T36"> <text:s text:c="19"/>MA[</text:span><text:span text:style-name="T17">i</text:span><text:span text:style-name="T36">][</text:span><text:span text:style-name="T17">k</text:span><text:span text:style-name="T36">] = </text:span><text:span text:style-name="T17">t</text:span><text:span text:style-name="T36">;</text:span><text:line-break/><text:span text:style-name="T36"> <text:s text:c="15"/>}</text:span><text:line-break/><text:span text:style-name="T36"> <text:s text:c="11"/>}</text:span><text:line-break/><text:span text:style-name="T36"> <text:s text:c="7"/>}</text:span><text:line-break/><text:span text:style-name="T36"> <text:s text:c="3"/>}</text:span><text:line-break/><text:span text:style-name="T36">}</text:span><text:line-break/><text:line-break/><text:span text:style-name="T37">/** Finding MAX in Vector **/</text:span><text:line-break/><text:span text:style-name="T34">int </text:span><text:span text:style-name="T57">Data</text:span><text:span text:style-name="T36">::</text:span><text:span text:style-name="T40">Vector_Max</text:span><text:span text:style-name="T36">(</text:span><text:span text:style-name="T34">int</text:span><text:span text:style-name="T36">* A) {</text:span><text:line-break/><text:span text:style-name="T36"> <text:s text:c="3"/></text:span><text:span text:style-name="T34">int </text:span><text:span text:style-name="T17">r </text:span><text:span text:style-name="T36">= A[</text:span><text:span text:style-name="T39">0</text:span><text:span text:style-name="T36">]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1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34">if </text:span><text:span text:style-name="T36">(</text:span><text:span text:style-name="T17">r </text:span><text:span text:style-name="T36">&lt; A[</text:span><text:span text:style-name="T17">i</text:span><text:span text:style-name="T36">]) {</text:span><text:line-break/><text:span text:style-name="T36"> <text:s text:c="11"/></text:span><text:span text:style-name="T17">r </text:span><text:span text:style-name="T36">= A[</text:span><text:span text:style-name="T17">i</text:span><text:span text:style-name="T36">];</text:span><text:line-break/><text:span text:style-name="T36"> <text:s text:c="7"/>}</text:span><text:line-break/><text:span text:style-name="T36"> <text:s text:c="3"/>}</text:span><text:line-break/><text:span text:style-name="T36"> <text:s text:c="3"/></text:span><text:span text:style-name="T34">return </text:span><text:span text:style-name="T17">r</text:span><text:span text:style-name="T36">;</text:span><text:line-break/><text:span text:style-name="T36">}</text:span><text:line-break/><text:line-break/><text:span text:style-name="T37">/** Printing Vector on Screen **/</text:span><text:line-break/><text:span text:style-name="T34">void </text:span><text:span text:style-name="T57">Data</text:span><text:span text:style-name="T36">::</text:span><text:span text:style-name="T40">Vector_Print</text:span><text:span text:style-name="T36">(</text:span><text:span text:style-name="T34">int</text:span><text:span text:style-name="T36">* A) {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57">std</text:span><text:span text:style-name="T36">::</text:span><text:span text:style-name="T17">cout </text:span><text:span text:style-name="T57">&lt;&lt; </text:span><text:span text:style-name="T36">A[</text:span><text:span text:style-name="T17">i</text:span><text:span text:style-name="T36">] </text:span><text:span text:style-name="T57">&lt;&lt; </text:span><text:span text:style-name="T41">" "</text:span><text:span text:style-name="T36">;</text:span><text:line-break/><text:span text:style-name="T36"> <text:s text:c="3"/>}</text:span><text:line-break/><text:span text:style-name="T36"> <text:s text:c="3"/></text:span><text:span text:style-name="T57">std</text:span><text:span text:style-name="T36">::</text:span><text:span text:style-name="T17">cout </text:span><text:span text:style-name="T57">&lt;&lt; </text:span><text:span text:style-name="T41">"</text:span><text:span text:style-name="T42">\n</text:span><text:span text:style-name="T41">"</text:span><text:span text:style-name="T36">;</text:span><text:line-break/><text:span text:style-name="T36">}</text:span><text:line-break/><text:line-break/><text:span text:style-name="T37">/** Printing Matrix on Screen **/</text:span><text:line-break/><text:span text:style-name="T34">void </text:span><text:span text:style-name="T57">Data</text:span><text:span text:style-name="T36">::</text:span><text:span text:style-name="T40">Matrix_Print</text:span><text:span text:style-name="T36">(</text:span><text:span text:style-name="T34">int</text:span><text:span text:style-name="T36">** MA) {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34">for </text:span><text:span text:style-name="T36">(</text:span><text:span text:style-name="T34">int </text:span><text:span text:style-name="T17">j </text:span><text:span text:style-name="T36">= </text:span><text:span text:style-name="T39">0</text:span><text:span text:style-name="T36">; </text:span><text:span text:style-name="T17">j </text:span><text:span text:style-name="T36">&lt; </text:span><text:span text:style-name="T51">n</text:span><text:span text:style-name="T36">; </text:span><text:span text:style-name="T17">j</text:span><text:span text:style-name="T36">++) {</text:span><text:line-break/><text:span text:style-name="T36"> <text:s text:c="11"/></text:span><text:span text:style-name="T57">std</text:span><text:span text:style-name="T36">::</text:span><text:span text:style-name="T17">cout </text:span><text:span text:style-name="T57">&lt;&lt; </text:span><text:span text:style-name="T36">MA[</text:span><text:span text:style-name="T17">i</text:span><text:span text:style-name="T36">][</text:span><text:span text:style-name="T17">j</text:span><text:span text:style-name="T36">] </text:span><text:span text:style-name="T57">&lt;&lt; </text:span><text:span text:style-name="T41">" "</text:span><text:span text:style-name="T36">;</text:span><text:line-break/><text:span text:style-name="T36"> <text:s text:c="7"/>}</text:span><text:line-break/><text:span text:style-name="T36"> <text:s text:c="7"/></text:span><text:span text:style-name="T57">std</text:span><text:span text:style-name="T36">::</text:span><text:span text:style-name="T17">cout </text:span><text:span text:style-name="T57">&lt;&lt; </text:span><text:span text:style-name="T41">"</text:span><text:span text:style-name="T42">\n</text:span><text:span text:style-name="T41">"</text:span><text:span text:style-name="T36">;</text:span><text:line-break/><text:span text:style-name="T36"> <text:s text:c="3"/>}</text:span><text:line-break/><text:span text:style-name="T36"> <text:s text:c="3"/></text:span><text:span text:style-name="T57">std</text:span><text:span text:style-name="T36">::</text:span><text:span text:style-name="T17">cout </text:span><text:span text:style-name="T57">&lt;&lt; </text:span><text:span text:style-name="T41">"</text:span><text:span text:style-name="T42">\n</text:span><text:span text:style-name="T41">"</text:span><text:span text:style-name="T36">;</text:span><text:line-break/><text:span text:style-name="T36">}</text:span><text:line-break/><text:line-break/><text:span text:style-name="T37">/** Calculating F1: E = MAX(A)*(X+B*(MA*MD)+C) **/</text:span><text:line-break/><text:span text:style-name="T34">int</text:span><text:span text:style-name="T36">* </text:span><text:span text:style-name="T57">Data</text:span><text:span text:style-name="T36">::</text:span><text:span text:style-name="T40">Func1</text:span><text:span text:style-name="T36">(</text:span><text:span text:style-name="T34">int</text:span><text:span text:style-name="T36">* A, </text:span><text:span text:style-name="T34">int</text:span><text:span text:style-name="T36">* B, </text:span><text:span text:style-name="T34">int</text:span><text:span text:style-name="T36">* C, </text:span><text:span text:style-name="T34">int</text:span><text:span text:style-name="T36">* X, </text:span><text:span text:style-name="T34">int</text:span><text:span text:style-name="T36">** MA, </text:span><text:span text:style-name="T34">int</text:span><text:span text:style-name="T36">** MD) {</text:span><text:line-break/><text:span text:style-name="T36"> <text:s text:c="3"/></text:span><text:span text:style-name="T34">int</text:span><text:span text:style-name="T36">** </text:span><text:span text:style-name="T17">MR </text:span><text:span text:style-name="T36">= Mul_Matrix_Matrix(MA, MD);</text:span><text:line-break/><text:span text:style-name="T36"> <text:s text:c="3"/></text:span><text:span text:style-name="T34">int</text:span><text:span text:style-name="T36">* </text:span><text:span text:style-name="T17">D </text:span><text:span text:style-name="T36">= Mul_Vector_Matrix(B, </text:span><text:span text:style-name="T17">MR</text:span><text:span text:style-name="T36">);</text:span><text:line-break/><text:span text:style-name="T36"> <text:s text:c="3"/></text:span><text:span text:style-name="T34">int</text:span><text:span text:style-name="T36">* </text:span><text:span text:style-name="T17">E </text:span><text:span text:style-name="T36">= Add_Vectors(X, </text:span><text:span text:style-name="T17">D</text:span><text:span text:style-name="T36">);</text:span><text:line-break/><text:span text:style-name="T36"> <text:s text:c="3"/></text:span><text:span text:style-name="T17">D </text:span><text:span text:style-name="T36">= Add_Vectors(</text:span><text:span text:style-name="T17">E</text:span><text:span text:style-name="T36">, C);</text:span><text:line-break/><text:span text:style-name="T36"> <text:s text:c="3"/></text:span><text:span text:style-name="T34">int </text:span><text:span text:style-name="T17">m </text:span><text:span text:style-name="T36">= Vector_Max(A);</text:span><text:line-break/><text:soft-page-break/><text:span text:style-name="T36"> <text:s text:c="3"/></text:span><text:span text:style-name="T17">E </text:span><text:span text:style-name="T36">= Mul_Vector_Scalar(</text:span><text:span text:style-name="T17">D</text:span><text:span text:style-name="T36">, </text:span><text:span text:style-name="T17">m</text:span><text:span text:style-name="T36">);</text:span><text:line-break/><text:span text:style-name="T36"> <text:s text:c="3"/></text:span><text:span text:style-name="T34">delete</text:span><text:span text:style-name="T36">[] </text:span><text:span text:style-name="T17">D</text:span><text:span text:style-name="T36">;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34">delete</text:span><text:span text:style-name="T36">[] </text:span><text:span text:style-name="T17">MR</text:span><text:span text:style-name="T36">[</text:span><text:span text:style-name="T17">i</text:span><text:span text:style-name="T36">];</text:span><text:line-break/><text:span text:style-name="T36"> <text:s text:c="3"/>}</text:span><text:line-break/><text:span text:style-name="T36"> <text:s text:c="3"/></text:span><text:span text:style-name="T34">delete</text:span><text:span text:style-name="T36">[] </text:span><text:span text:style-name="T17">MR</text:span><text:span text:style-name="T36">;</text:span><text:line-break/><text:span text:style-name="T36"> <text:s text:c="3"/></text:span><text:span text:style-name="T34">return </text:span><text:span text:style-name="T17">E</text:span><text:span text:style-name="T36">;</text:span><text:line-break/><text:span text:style-name="T36">}</text:span></text:p>
      <text:p text:style-name="P28"><text:line-break/><text:span text:style-name="T37">/** Calculating F2: ML = SORT(TRANS(MF)*MK) **/</text:span><text:line-break/><text:span text:style-name="T34">int</text:span><text:span text:style-name="T36">** </text:span><text:span text:style-name="T57">Data</text:span><text:span text:style-name="T36">::</text:span><text:span text:style-name="T40">Func2</text:span><text:span text:style-name="T36">(</text:span><text:span text:style-name="T34">int</text:span><text:span text:style-name="T36">** MF, </text:span><text:span text:style-name="T34">int</text:span><text:span text:style-name="T36">** MK) {</text:span><text:line-break/><text:span text:style-name="T36"> <text:s text:c="3"/>Transpose_Matrix(MF);</text:span><text:line-break/><text:span text:style-name="T36"> <text:s text:c="3"/></text:span><text:span text:style-name="T34">int</text:span><text:span text:style-name="T36">** </text:span><text:span text:style-name="T17">ML </text:span><text:span text:style-name="T36">= Mul_Matrix_Matrix(MF, MK);</text:span><text:line-break/><text:span text:style-name="T36"> <text:s text:c="3"/>Sort_Matrix(</text:span><text:span text:style-name="T17">ML</text:span><text:span text:style-name="T36">);</text:span><text:line-break/><text:span text:style-name="T36"> <text:s text:c="3"/></text:span><text:span text:style-name="T34">return </text:span><text:span text:style-name="T17">ML</text:span><text:span text:style-name="T36">;</text:span><text:line-break/><text:span text:style-name="T36">}</text:span><text:line-break/><text:span text:style-name="T37">/** Calculating F3: S = SORT(O*MO)*(MS*MT) **/</text:span><text:line-break/><text:span text:style-name="T34">int</text:span><text:span text:style-name="T36">* </text:span><text:span text:style-name="T57">Data</text:span><text:span text:style-name="T36">::</text:span><text:span text:style-name="T40">Func3</text:span><text:span text:style-name="T36">(</text:span><text:span text:style-name="T34">int</text:span><text:span text:style-name="T36">* O, </text:span><text:span text:style-name="T34">int</text:span><text:span text:style-name="T36">** MO, </text:span><text:span text:style-name="T34">int</text:span><text:span text:style-name="T36">** MS, </text:span><text:span text:style-name="T34">int</text:span><text:span text:style-name="T36">** MT) {</text:span><text:line-break/><text:span text:style-name="T36"> <text:s text:c="3"/></text:span><text:span text:style-name="T34">int</text:span><text:span text:style-name="T36">* </text:span><text:span text:style-name="T17">R </text:span><text:span text:style-name="T36">= Mul_Vector_Matrix(O, MO);</text:span><text:line-break/><text:span text:style-name="T36"> <text:s text:c="3"/></text:span><text:span text:style-name="T34">int</text:span><text:span text:style-name="T36">** </text:span><text:span text:style-name="T17">MR </text:span><text:span text:style-name="T36">= Mul_Matrix_Matrix(MS, MT);</text:span><text:line-break/><text:span text:style-name="T36"> <text:s text:c="3"/>Sort_Vector(</text:span><text:span text:style-name="T17">R</text:span><text:span text:style-name="T36">);</text:span><text:line-break/><text:span text:style-name="T36"> <text:s text:c="3"/></text:span><text:span text:style-name="T34">int</text:span><text:span text:style-name="T36">* </text:span><text:span text:style-name="T17">S </text:span><text:span text:style-name="T36">= Mul_Vector_Matrix(</text:span><text:span text:style-name="T17">R</text:span><text:span text:style-name="T36">, </text:span><text:span text:style-name="T17">MR</text:span><text:span text:style-name="T36">);</text:span><text:line-break/><text:span text:style-name="T36"> <text:s text:c="3"/></text:span><text:span text:style-name="T34">delete</text:span><text:span text:style-name="T36">[] </text:span><text:span text:style-name="T17">R</text:span><text:span text:style-name="T36">; </text:span><text:line-break/><text:span text:style-name="T36"> <text:s text:c="3"/></text:span><text:span text:style-name="T34">for </text:span><text:span text:style-name="T36">(</text:span><text:span text:style-name="T34">int </text:span><text:span text:style-name="T17">i </text:span><text:span text:style-name="T36">= </text:span><text:span text:style-name="T39">0</text:span><text:span text:style-name="T36">; </text:span><text:span text:style-name="T17">i </text:span><text:span text:style-name="T36">&lt; </text:span><text:span text:style-name="T51">n</text:span><text:span text:style-name="T36">; </text:span><text:span text:style-name="T17">i</text:span><text:span text:style-name="T36">++) {</text:span><text:line-break/><text:span text:style-name="T36"> <text:s text:c="7"/></text:span><text:span text:style-name="T34">delete</text:span><text:span text:style-name="T36">[] </text:span><text:span text:style-name="T17">MR</text:span><text:span text:style-name="T36">[</text:span><text:span text:style-name="T17">i</text:span><text:span text:style-name="T36">];</text:span><text:line-break/><text:span text:style-name="T36"> <text:s text:c="3"/>}</text:span><text:line-break/><text:span text:style-name="T36"> <text:s text:c="3"/></text:span><text:span text:style-name="T34">delete</text:span><text:span text:style-name="T36">[] </text:span><text:span text:style-name="T17">MR</text:span><text:span text:style-name="T36">;</text:span><text:line-break/><text:span text:style-name="T36"> <text:s text:c="3"/></text:span><text:span text:style-name="T34">return </text:span><text:span text:style-name="T17">S</text:span><text:span text:style-name="T36">;</text:span><text:line-break/><text:span text:style-name="T36">}</text:span></text:p>
      <text:p text:style-name="P27"><text:span text:style-name="T36"/></text:p>
      <text:p text:style-name="P30"><text:span text:style-name="T16">Data.</text:span><text:span text:style-name="T30">h</text:span></text:p>
      <text:p text:style-name="P30"><text:span text:style-name="T29"/></text:p>
      <text:p text:style-name="P31"><text:span text:style-name="T35">class </text:span><text:span text:style-name="T57">Data</text:span><text:line-break/><text:span text:style-name="T36">{</text:span><text:line-break/><text:span text:style-name="T34">public</text:span><text:span text:style-name="T36">:</text:span><text:line-break/><text:span text:style-name="T36"> <text:s text:c="3"/></text:span><text:span text:style-name="T34">int </text:span><text:span text:style-name="T40">getN</text:span><text:span text:style-name="T36">();</text:span><text:line-break/><text:span text:style-name="T36"> <text:s text:c="3"/></text:span><text:span text:style-name="T40">Data</text:span><text:span text:style-name="T36">(</text:span><text:span text:style-name="T34">int </text:span><text:span text:style-name="T36">n_to_set);</text:span><text:line-break/><text:span text:style-name="T36"> <text:s text:c="3"/></text:span><text:span text:style-name="T34">void </text:span><text:span text:style-name="T40">Vector_Fill</text:span><text:span text:style-name="T36">(</text:span><text:span text:style-name="T34">int</text:span><text:span text:style-name="T36">* A, </text:span><text:span text:style-name="T34">int </text:span><text:span text:style-name="T36">a);</text:span><text:line-break/><text:span text:style-name="T36"> <text:s text:c="3"/></text:span><text:span text:style-name="T34">void </text:span><text:span text:style-name="T40">Matrix_Fill</text:span><text:span text:style-name="T36">(</text:span><text:span text:style-name="T34">int</text:span><text:span text:style-name="T36">** MA, </text:span><text:span text:style-name="T34">int </text:span><text:span text:style-name="T36">a);</text:span><text:line-break/><text:span text:style-name="T36"> <text:s text:c="3"/></text:span><text:span text:style-name="T34">void </text:span><text:span text:style-name="T40">Vector_Set_Element</text:span><text:span text:style-name="T36">(</text:span><text:span text:style-name="T34">int</text:span><text:span text:style-name="T36">* A, </text:span><text:span text:style-name="T34">int </text:span><text:span text:style-name="T36">i, </text:span><text:span text:style-name="T34">int </text:span><text:span text:style-name="T36">a);</text:span><text:line-break/><text:span text:style-name="T36"> <text:s text:c="3"/></text:span><text:span text:style-name="T34">void </text:span><text:span text:style-name="T40">Matrix_Set_Element</text:span><text:span text:style-name="T36">(</text:span><text:span text:style-name="T34">int</text:span><text:span text:style-name="T36">** MA, </text:span><text:span text:style-name="T34">int </text:span><text:span text:style-name="T36">i, </text:span><text:span text:style-name="T34">int </text:span><text:span text:style-name="T36">j, </text:span><text:span text:style-name="T34">int </text:span><text:span text:style-name="T36">a);</text:span><text:line-break/><text:span text:style-name="T36"> <text:s text:c="3"/></text:span><text:span text:style-name="T34">void </text:span><text:span text:style-name="T40">Vector_Print</text:span><text:span text:style-name="T36">(</text:span><text:span text:style-name="T34">int</text:span><text:span text:style-name="T36">* A);</text:span><text:line-break/><text:span text:style-name="T36"> <text:s text:c="3"/></text:span><text:span text:style-name="T34">void </text:span><text:span text:style-name="T40">Matrix_Print</text:span><text:span text:style-name="T36">(</text:span><text:span text:style-name="T34">int</text:span><text:span text:style-name="T36">** MA);</text:span><text:line-break/><text:span text:style-name="T36"> <text:s text:c="3"/></text:span><text:span text:style-name="T34">int</text:span><text:span text:style-name="T36">* </text:span><text:span text:style-name="T40">Func1</text:span><text:span text:style-name="T36">(</text:span><text:span text:style-name="T34">int</text:span><text:span text:style-name="T36">* A, </text:span><text:span text:style-name="T34">int</text:span><text:span text:style-name="T36">* B, </text:span><text:span text:style-name="T34">int</text:span><text:span text:style-name="T36">* C, </text:span><text:span text:style-name="T34">int</text:span><text:span text:style-name="T36">* X, </text:span><text:span text:style-name="T34">int</text:span><text:span text:style-name="T36">** MA, </text:span><text:span text:style-name="T34">int</text:span><text:span text:style-name="T36">** MD);</text:span><text:line-break/><text:span text:style-name="T36"> <text:s text:c="3"/></text:span><text:span text:style-name="T34">int</text:span><text:span text:style-name="T36">** </text:span><text:span text:style-name="T40">Func2</text:span><text:span text:style-name="T36">(</text:span><text:span text:style-name="T34">int</text:span><text:span text:style-name="T36">** MF, </text:span><text:span text:style-name="T34">int</text:span><text:span text:style-name="T36">** MK);</text:span><text:line-break/><text:span text:style-name="T36"> <text:s text:c="3"/></text:span><text:span text:style-name="T34">int</text:span><text:span text:style-name="T36">* </text:span><text:span text:style-name="T40">Func3</text:span><text:span text:style-name="T36">(</text:span><text:span text:style-name="T34">int</text:span><text:span text:style-name="T36">* O, </text:span><text:span text:style-name="T34">int</text:span><text:span text:style-name="T36">** MO, </text:span><text:span text:style-name="T34">int</text:span><text:span text:style-name="T36">** MS, </text:span><text:span text:style-name="T34">int</text:span><text:span text:style-name="T36">** MT);</text:span><text:line-break/><text:span text:style-name="T34">private</text:span><text:span text:style-name="T36">:</text:span><text:line-break/><text:span text:style-name="T36"> <text:s text:c="3"/></text:span><text:span text:style-name="T34">int </text:span><text:span text:style-name="T51">n</text:span><text:span text:style-name="T36">;</text:span><text:line-break/><text:span text:style-name="T36"> <text:s text:c="3"/></text:span><text:span text:style-name="T34">int</text:span><text:span text:style-name="T36">* </text:span><text:span text:style-name="T40">Mul_Vector_Scalar</text:span><text:span text:style-name="T36">(</text:span><text:span text:style-name="T34">int</text:span><text:span text:style-name="T36">* A, </text:span><text:span text:style-name="T34">int </text:span><text:span text:style-name="T36">a);</text:span><text:line-break/><text:span text:style-name="T36"> <text:s text:c="3"/></text:span><text:span text:style-name="T34">int</text:span><text:span text:style-name="T36">* </text:span><text:span text:style-name="T40">Mul_Vector_Matrix</text:span><text:span text:style-name="T36">(</text:span><text:span text:style-name="T34">int</text:span><text:span text:style-name="T36">* A, </text:span><text:span text:style-name="T34">int</text:span><text:span text:style-name="T36">** MA);</text:span><text:line-break/><text:span text:style-name="T36"> <text:s text:c="3"/></text:span><text:span text:style-name="T34">int</text:span><text:span text:style-name="T36">** </text:span><text:span text:style-name="T40">Mul_Matrix_Matrix</text:span><text:span text:style-name="T36">(</text:span><text:span text:style-name="T34">int</text:span><text:span text:style-name="T36">** MA, </text:span><text:span text:style-name="T34">int</text:span><text:span text:style-name="T36">** MB);</text:span><text:line-break/><text:span text:style-name="T36"> <text:s text:c="3"/></text:span><text:span text:style-name="T34">int</text:span><text:span text:style-name="T36">* </text:span><text:span text:style-name="T40">Add_Vectors</text:span><text:span text:style-name="T36">(</text:span><text:span text:style-name="T34">int</text:span><text:span text:style-name="T36">* A, </text:span><text:span text:style-name="T34">int</text:span><text:span text:style-name="T36">* B);</text:span><text:line-break/><text:span text:style-name="T36"> <text:s text:c="3"/></text:span><text:span text:style-name="T34">void </text:span><text:span text:style-name="T40">Transpose_Matrix</text:span><text:span text:style-name="T36">(</text:span><text:span text:style-name="T34">int</text:span><text:span text:style-name="T36">** MA);</text:span><text:line-break/><text:span text:style-name="T36"> <text:s text:c="3"/></text:span><text:span text:style-name="T34">void </text:span><text:span text:style-name="T40">Sort_Vector</text:span><text:span text:style-name="T36">(</text:span><text:span text:style-name="T34">int</text:span><text:span text:style-name="T36">* A);</text:span><text:line-break/><text:span text:style-name="T36"> <text:s text:c="3"/></text:span><text:span text:style-name="T34">void </text:span><text:span text:style-name="T40">Sort_Matrix</text:span><text:span text:style-name="T36">(</text:span><text:span text:style-name="T34">int</text:span><text:span text:style-name="T36">** MA);</text:span><text:line-break/><text:span text:style-name="T36"> <text:s text:c="3"/></text:span><text:span text:style-name="T34">int </text:span><text:span text:style-name="T40">Vector_Max</text:span><text:span text:style-name="T36">(</text:span><text:span text:style-name="T34">int</text:span><text:span text:style-name="T36">* A);</text:span><text:line-break/><text:span text:style-name="T36">};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zh" fo:country="CN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20:46:54.190731448</meta:creation-date>
    <dc:date>2020-10-16T22:22:27.134524382</dc:date>
    <meta:editing-duration>PT41M38S</meta:editing-duration>
    <meta:editing-cycles>9</meta:editing-cycles>
    <meta:generator>LibreOffice/6.4.6.2$Linux_X86_64 LibreOffice_project/40$Build-2</meta:generator>
    <meta:document-statistic meta:table-count="1" meta:image-count="0" meta:object-count="0" meta:page-count="9" meta:paragraph-count="42" meta:word-count="1599" meta:character-count="10755" meta:non-whitespace-character-count="7652"/>
  </office:meta>
</office:document-meta>
</file>